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a5a67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a9521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e710f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paragraph-rsid="00197404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rsid="001a5a67" officeooo:paragraph-rsid="001a5a67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officeooo:paragraph-rsid="001a5a67" style:font-style-asian="normal" style:font-style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cd5ad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e710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1cd5a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20323a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officeooo:rsid="001a5a67" officeooo:paragraph-rsid="001a5a67" fo:background-color="transparent" style:font-name-asian="Arial3" style:font-size-asian="11pt" style:font-style-asian="normal" style:font-name-complex="Arial3" style:font-style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cd5ad" officeooo:paragraph-rsid="001cd5ad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e710f" officeooo:paragraph-rsid="001e710f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10f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c47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323a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f5f8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20323a" officeooo:paragraph-rsid="0020323a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97404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5a67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9521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bda2a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cd5ad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c47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f5f8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97404" officeooo:paragraph-rsid="00197404" fo:background-color="transparent" style:font-name-asian="Arial3" style:font-size-asian="11pt" style:font-name-complex="Arial3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a9521" officeooo:paragraph-rsid="001a9521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bda2a" officeooo:paragraph-rsid="001bda2a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T1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2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3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 style:font-style-complex="italic"/>
    </style:style>
    <style:style style:name="T4" style:family="text">
      <style:text-properties style:use-window-font-color="true" loext:opacity="0%" style:font-name="Arial" fo:font-size="11pt" fo:letter-spacing="normal" fo:font-style="italic" officeooo:rsid="001a5a67" fo:background-color="transparent" loext:char-shading-value="0" style:font-name-asian="Arial3" style:font-size-asian="11pt" style:font-style-asian="italic" style:font-name-complex="Arial3" style:font-style-complex="italic"/>
    </style:style>
    <style:style style:name="T5" style:family="text">
      <style:text-properties style:use-window-font-color="true" loext:opacity="0%" style:font-name="Arial" fo:font-size="11pt" fo:letter-spacing="normal" fo:font-style="italic" officeooo:rsid="001bda2a" fo:background-color="transparent" loext:char-shading-value="0" style:font-name-asian="Arial3" style:font-size-asian="11pt" style:font-style-asian="italic" style:font-name-complex="Arial3" style:font-style-complex="italic"/>
    </style:style>
    <style:style style:name="T6" style:family="text">
      <style:text-properties style:use-window-font-color="true" loext:opacity="0%" style:font-name="Arial" fo:font-size="11pt" fo:letter-spacing="normal" fo:font-style="italic" officeooo:rsid="001cd5ad" fo:background-color="transparent" loext:char-shading-value="0" style:font-name-asian="Arial3" style:font-size-asian="11pt" style:font-style-asian="italic" style:font-name-complex="Arial3" style:font-style-complex="italic"/>
    </style:style>
    <style:style style:name="T7" style:family="text">
      <style:text-properties style:use-window-font-color="true" loext:opacity="0%" style:font-name="Arial" fo:font-size="11pt" fo:letter-spacing="normal" fo:font-style="italic" officeooo:rsid="0020323a" fo:background-color="transparent" loext:char-shading-value="0" style:font-name-asian="Arial3" style:font-size-asian="11pt" style:font-style-asian="italic" style:font-name-complex="Arial3" style:font-style-complex="italic"/>
    </style:style>
    <style:style style:name="T8" style:family="text">
      <style:text-properties style:use-window-font-color="true" loext:opacity="0%" style:font-name="Arial" fo:font-size="11pt" fo:letter-spacing="normal" fo:font-style="italic" fo:font-weight="normal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9" style:family="text">
      <style:text-properties style:use-window-font-color="true" loext:opacity="0%" style:font-name="Arial" fo:font-size="11pt" fo:letter-spacing="normal" fo:font-style="italic" fo:font-weight="normal" officeooo:rsid="0020323a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10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11" style:family="text">
      <style:text-properties style:use-window-font-color="true" loext:opacity="0%" style:font-name="Arial" fo:font-size="11pt" fo:letter-spacing="normal" officeooo:rsid="001a5a67" fo:background-color="transparent" loext:char-shading-value="0" style:font-name-asian="Arial3" style:font-size-asian="11pt" style:font-name-complex="Arial3"/>
    </style:style>
    <style:style style:name="T12" style:family="text">
      <style:text-properties style:use-window-font-color="true" loext:opacity="0%" style:font-name="Arial" fo:font-size="11pt" fo:letter-spacing="normal" officeooo:rsid="001a9521" fo:background-color="transparent" loext:char-shading-value="0" style:font-name-asian="Arial3" style:font-size-asian="11pt" style:font-name-complex="Arial3"/>
    </style:style>
    <style:style style:name="T13" style:family="text">
      <style:text-properties style:use-window-font-color="true" loext:opacity="0%" style:font-name="Arial" fo:font-size="11pt" fo:letter-spacing="normal" officeooo:rsid="001bda2a" fo:background-color="transparent" loext:char-shading-value="0" style:font-name-asian="Arial3" style:font-size-asian="11pt" style:font-name-complex="Arial3"/>
    </style:style>
    <style:style style:name="T14" style:family="text">
      <style:text-properties style:use-window-font-color="true" loext:opacity="0%" style:font-name="Arial" fo:font-size="11pt" fo:letter-spacing="normal" officeooo:rsid="001c3571" fo:background-color="transparent" loext:char-shading-value="0" style:font-name-asian="Arial3" style:font-size-asian="11pt" style:font-name-complex="Arial3"/>
    </style:style>
    <style:style style:name="T15" style:family="text">
      <style:text-properties style:use-window-font-color="true" loext:opacity="0%" style:font-name="Arial" fo:font-size="11pt" fo:letter-spacing="normal" officeooo:rsid="001cd5ad" fo:background-color="transparent" loext:char-shading-value="0" style:font-name-asian="Arial3" style:font-size-asian="11pt" style:font-name-complex="Arial3"/>
    </style:style>
    <style:style style:name="T16" style:family="text">
      <style:text-properties style:use-window-font-color="true" loext:opacity="0%" style:font-name="Arial" fo:font-size="11pt" fo:letter-spacing="normal" officeooo:rsid="001e710f" fo:background-color="transparent" loext:char-shading-value="0" style:font-name-asian="Arial3" style:font-size-asian="11pt" style:font-name-complex="Arial3"/>
    </style:style>
    <style:style style:name="T17" style:family="text">
      <style:text-properties style:use-window-font-color="true" loext:opacity="0%" style:font-name="Arial" fo:font-size="11pt" fo:letter-spacing="normal" officeooo:rsid="001e7c47" fo:background-color="transparent" loext:char-shading-value="0" style:font-name-asian="Arial3" style:font-size-asian="11pt" style:font-name-complex="Arial3"/>
    </style:style>
    <style:style style:name="T18" style:family="text">
      <style:text-properties style:use-window-font-color="true" loext:opacity="0%" style:font-name="Arial" fo:font-size="11pt" fo:letter-spacing="normal" officeooo:rsid="0020323a" fo:background-color="transparent" loext:char-shading-value="0" style:font-name-asian="Arial3" style:font-size-asian="11pt" style:font-name-complex="Arial3"/>
    </style:style>
    <style:style style:name="T19" style:family="text">
      <style:text-properties style:use-window-font-color="true" loext:opacity="0%" style:font-name="Arial" fo:font-size="11pt" fo:letter-spacing="normal" officeooo:rsid="0020f5f8" fo:background-color="transparent" loext:char-shading-value="0" style:font-name-asian="Arial3" style:font-size-asian="11pt" style:font-name-complex="Arial3"/>
    </style:style>
    <style:style style:name="T20" style:family="text">
      <style:text-properties style:use-window-font-color="true" loext:opacity="0%" style:font-name="Arial" fo:font-size="11pt" fo:letter-spacing="normal" officeooo:rsid="00215db6" fo:background-color="transparent" loext:char-shading-value="0" style:font-name-asian="Arial3" style:font-size-asian="11pt" style:font-name-complex="Arial3"/>
    </style:style>
    <style:style style:name="T21" style:family="text">
      <style:text-properties style:use-window-font-color="true" loext:opacity="0%" style:font-name="Arial" fo:font-size="11pt" fo:letter-spacing="normal" fo:font-style="normal" fo:background-color="transparent" loext:char-shading-value="0" style:font-name-asian="Arial3" style:font-size-asian="11pt" style:font-style-asian="normal" style:font-name-complex="Arial3" style:font-style-complex="normal"/>
    </style:style>
    <style:style style:name="T22" style:family="text">
      <style:text-properties style:use-window-font-color="true" loext:opacity="0%" style:font-name="Arial" fo:font-size="11pt" fo:letter-spacing="normal" fo:font-style="normal" fo:font-weight="normal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3" style:family="text">
      <style:text-properties style:use-window-font-color="true" loext:opacity="0%" style:font-name="Arial" fo:font-size="11pt" fo:letter-spacing="normal" fo:font-style="normal" fo:font-weight="normal" officeooo:rsid="001e710f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4" style:family="text">
      <style:text-properties style:use-window-font-color="true" loext:opacity="0%" style:font-name="Arial" fo:font-size="11pt" fo:letter-spacing="normal" fo:font-style="normal" fo:font-weight="normal" officeooo:rsid="001e7c47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5" style:family="text">
      <style:text-properties style:use-window-font-color="true" loext:opacity="0%" style:font-name="Arial" fo:font-size="11pt" fo:letter-spacing="normal" fo:font-style="normal" fo:font-weight="normal" officeooo:rsid="0020323a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6" style:family="text">
      <style:text-properties style:use-window-font-color="true" loext:opacity="0%" style:font-name="Arial" fo:font-size="11pt" fo:letter-spacing="normal" fo:font-style="normal" fo:font-weight="normal" officeooo:rsid="0020f5f8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fo:font-weight="normal" officeooo:rsid="001a9521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e710f" style:font-style-asian="normal" style:font-weight-asian="normal" style:font-style-complex="normal" style:font-weight-complex="normal"/>
    </style:style>
    <style:style style:name="T31" style:family="text">
      <style:text-properties style:font-name="Arial2"/>
    </style:style>
    <style:style style:name="T32" style:family="text">
      <style:text-properties style:font-name="Arial2" officeooo:rsid="001cd5ad"/>
    </style:style>
    <style:style style:name="T33" style:family="text">
      <style:text-properties style:font-name="Arial2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style:font-name="Arial2" fo:font-style="italic" fo:font-weight="bold" officeooo:rsid="001cd5ad" style:font-style-asian="italic" style:font-weight-asian="bold" style:font-style-complex="italic" style:font-weight-complex="bold"/>
    </style:style>
    <style:style style:name="T35" style:family="text">
      <style:text-properties style:font-name="Arial2" fo:font-style="italic" fo:font-weight="bold" officeooo:rsid="001e710f" style:font-style-asian="italic" style:font-weight-asian="bold" style:font-style-complex="italic" style:font-weight-complex="bold"/>
    </style:style>
    <style:style style:name="T36" style:family="text">
      <style:text-properties style:font-name="Arial2" fo:font-style="italic" fo:font-weight="bold" officeooo:rsid="00197404" style:font-style-asian="italic" style:font-weight-asian="bold" style:font-style-complex="italic" style:font-weight-complex="bold"/>
    </style:style>
    <style:style style:name="T37" style:family="text">
      <style:text-properties style:font-name="Arial2" fo:font-style="italic" fo:font-weight="bold" officeooo:rsid="0020323a" style:font-style-asian="italic" style:font-weight-asian="bold" style:font-style-complex="italic" style:font-weight-complex="bold"/>
    </style:style>
    <style:style style:name="T38" style:family="text">
      <style:text-properties style:font-name="Arial2" fo:font-style="italic" style:font-style-asian="italic" style:font-style-complex="italic"/>
    </style:style>
    <style:style style:name="T39" style:family="text">
      <style:text-properties style:font-name="Arial2" fo:font-style="italic" officeooo:rsid="0020323a" style:font-style-asian="italic" style:font-style-complex="italic"/>
    </style:style>
    <style:style style:name="T40" style:family="text">
      <style:text-properties style:font-name="Arial2" officeooo:rsid="001e710f"/>
    </style:style>
    <style:style style:name="T41" style:family="text">
      <style:text-properties style:font-name="Arial2" fo:font-style="normal" fo:font-weight="normal" officeooo:rsid="00197404" style:font-style-asian="normal" style:font-weight-asian="normal" style:font-style-complex="normal" style:font-weight-complex="normal"/>
    </style:style>
    <style:style style:name="T42" style:family="text">
      <style:text-properties style:font-name="Arial2" officeooo:rsid="00197404"/>
    </style:style>
    <style:style style:name="T43" style:family="text">
      <style:text-properties style:font-name="Arial2" officeooo:rsid="0020323a"/>
    </style:style>
    <style:style style:name="T44" style:family="text">
      <style:text-properties officeooo:rsid="001a9521"/>
    </style:style>
    <style:style style:name="T45" style:family="text">
      <style:text-properties fo:font-weight="normal" officeooo:rsid="001a9521" style:font-weight-asian="normal" style:font-weight-complex="normal"/>
    </style:style>
    <style:style style:name="T46" style:family="text">
      <style:text-properties fo:font-weight="normal" officeooo:rsid="001e710f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 loext:marker-style-name="T10"><text:span text:style-name="T1">Fire spells:</text:span><text:span text:style-name="T1"/></text:p>
      <text:p text:style-name="P24" loext:marker-style-name="T10"><text:span text:style-name="T10">Fireball (</text:span><text:span text:style-name="T2">Arcane</text:span><text:span text:style-name="T10">):</text:span></text:p>
      <text:p text:style-name="P24" loext:marker-style-name="T10"><text:span text:style-name="T10">Lvl1: Deals X fire damage</text:span><text:span text:style-name="T10"/></text:p>
      <text:p text:style-name="P24" loext:marker-style-name="T10"><text:span text:style-name="T10">Lvl2: Deals X fire damage</text:span><text:span text:style-name="T10"/></text:p>
      <text:p text:style-name="P24" loext:marker-style-name="T10"><text:span text:style-name="T10">Lvl3: Deals X fire damage, 30% chance to deal 10% of damage to all other body parts</text:span><text:span text:style-name="T10"/></text:p>
      <text:p text:style-name="P24" loext:marker-style-name="T10"><text:span text:style-name="T10">Lvl4: Deals X fire damage, 40% chance to deal 10% of damage to all other body parts</text:span><text:span text:style-name="T10"/></text:p>
      <text:p text:style-name="P24" loext:marker-style-name="T10"><text:span text:style-name="T10">Lvl5: Deals X fire damage, 50% chance to deal 10% of damage to all other body parts</text:span><text:span text:style-name="T10"/></text:p>
      <text:p text:style-name="P34" loext:marker-style-name="T10"/>
      <text:p text:style-name="P24" loext:marker-style-name="T10"><text:span text:style-name="T10">Fissure (</text:span><text:span text:style-name="T2">Nature):</text:span></text:p>
      <text:p text:style-name="P24" loext:marker-style-name="T10"><text:span text:style-name="T10">Lvl1: Deal X fire damage to all body parts</text:span><text:span text:style-name="T10"/></text:p>
      <text:p text:style-name="P24" loext:marker-style-name="T10"><text:span text:style-name="T10">Lvl2: Deal X fire damage to all body parts</text:span><text:span text:style-name="T10"/></text:p>
      <text:p text:style-name="P24" loext:marker-style-name="T10"><text:span text:style-name="T10">Lvl3: Deal X fire damage to all body parts, 20% chance to burn</text:span><text:span text:style-name="T10"/></text:p>
      <text:p text:style-name="P24" loext:marker-style-name="T10"><text:span text:style-name="T10">Lvl4: Deal X fire damage to all body parts, 30% chance to burn</text:span><text:span text:style-name="T10"/></text:p>
      <text:p text:style-name="P24" loext:marker-style-name="T10"><text:span text:style-name="T10">Lvl5: Deal X fire damage to all body parts, 40% chance to burn</text:span><text:span text:style-name="T10"/></text:p>
      <text:p text:style-name="P34" loext:marker-style-name="T10"/>
      <text:p text:style-name="P24" loext:marker-style-name="T10"><text:span text:style-name="T10">Holy fire </text:span><text:span text:style-name="T2">(divine)</text:span><text:span text:style-name="T10">:</text:span></text:p>
      <text:p text:style-name="P24" loext:marker-style-name="T10"><text:span text:style-name="T10">Lvl1: Deal X fire damage, removes afflictions, dealing 10% extra for each one</text:span><text:span text:style-name="T10"/></text:p>
      <text:p text:style-name="P24" loext:marker-style-name="T10"><text:span text:style-name="T10">Lvl2: Deal X fire damage, removes afflictions, dealing 12% extra for each one</text:span><text:span text:style-name="T10"/></text:p>
      <text:p text:style-name="P24" loext:marker-style-name="T10"><text:span text:style-name="T10">Lvl3: Deal X fire damage, removes afflictions, dealing 15% extra for each one</text:span><text:span text:style-name="T10"/></text:p>
      <text:p text:style-name="P24" loext:marker-style-name="T10"><text:span text:style-name="T10">Lvl4: Deal X fire damage, removes afflictions, dealing 18% extra for each one</text:span><text:span text:style-name="T10"/></text:p>
      <text:p text:style-name="P24" loext:marker-style-name="T10"><text:span text:style-name="T10">Lvl5: Deal X fire damage, removes afflictions, dealing 20% extra for each one</text:span><text:span text:style-name="T10"/></text:p>
      <text:p text:style-name="P34" loext:marker-style-name="T10"/>
      <text:p text:style-name="P34" loext:marker-style-name="T10"/>
      <text:p text:style-name="P24" loext:marker-style-name="T2"><text:span text:style-name="T10">Boil Blood (</text:span><text:span text:style-name="T2">demonic)</text:span></text:p>
      <text:p text:style-name="P24" loext:marker-style-name="T10"><text:span text:style-name="T10">Lvl1: Deal X fire damage, 10% extra for each wounded body part on target</text:span><text:span text:style-name="T10"/></text:p>
      <text:p text:style-name="P24" loext:marker-style-name="T10"><text:span text:style-name="T10">Lvl2: Deal X fire damage, 10% extra for each wounded body part on target</text:span><text:span text:style-name="T10"/></text:p>
      <text:p text:style-name="P24" loext:marker-style-name="T10"><text:span text:style-name="T10">Lvl3: Deal X fire damage, 15% extra for each wounded body part on target</text:span><text:span text:style-name="T10"/></text:p>
      <text:p text:style-name="P24" loext:marker-style-name="T10"><text:span text:style-name="T10">Lvl4: Deal X fire damage, 20% extra for each wounded body part on target</text:span><text:span text:style-name="T10"/></text:p>
      <text:p text:style-name="P24" loext:marker-style-name="T10"><text:span text:style-name="T10">Lvl5: Deal X fire damage, 25% extra for each wounded body part on target</text:span><text:span text:style-name="T10"/></text:p>
      <text:p text:style-name="P34" loext:marker-style-name="T10"/>
      <text:p text:style-name="P34" loext:marker-style-name="T10"/>
      <text:p text:style-name="P24" loext:marker-style-name="T2"><text:span text:style-name="T10">Blackfire (</text:span><text:span text:style-name="T2">Eldritch)</text:span></text:p>
      <text:p text:style-name="P24" loext:marker-style-name="T10"><text:span text:style-name="T10">Lvl1: Deal X fire damage, has a 30% to chill</text:span><text:span text:style-name="T10"/></text:p>
      <text:p text:style-name="P24" loext:marker-style-name="T10"><text:span text:style-name="T10">Lvl2: Deal X fire damage, has a 40% to chill</text:span><text:span text:style-name="T10"/></text:p>
      <text:p text:style-name="P24" loext:marker-style-name="T10"><text:span text:style-name="T10">Lvl3: Deal X fire damage, has a 50% to chill and a 10% to curse</text:span><text:span text:style-name="T10"/></text:p>
      <text:p text:style-name="P24" loext:marker-style-name="T10"><text:span text:style-name="T10">Lvl4: Deal X fire damage, has a 50% to chill and a 20% to curse</text:span><text:span text:style-name="T10"/></text:p>
      <text:p text:style-name="P24" loext:marker-style-name="T10"><text:span text:style-name="T10">Lvl5: Deal X fire damage, has a 50% to chill and a 30% to curse</text:span><text:span text:style-name="T10"/></text:p>
      <text:p text:style-name="P34" loext:marker-style-name="T10"/>
      <text:p text:style-name="P34" loext:marker-style-name="T10"/>
      <text:p text:style-name="P24" loext:marker-style-name="T10"><text:span text:style-name="T1">Fire Rituals</text:span><text:span text:style-name="T10">:<text:line-break/><text:line-break/>Create Bonfire (</text:span><text:span text:style-name="T2">nature)</text:span><text:span text:style-name="T10">:<text:line-break/>Lvl1: Create a bonfire that lasts for 4 hours. Mishap: Take fire damage<text:line-break/>Lvl2: Create a bonfire that lasts for 6 hours. Mishap: Take fire damage<text:line-break/>Lvl3: Create a bonfire that lasts for 8 hours. Cooking rotten food removes the rot. <text:s/>Mishap: Take fire damage<text:line-break/></text:span><text:soft-page-break/><text:span text:style-name="T10">Lvl4: Create a bonfire that lasts for 10 hours. <text:s/>Cooking rotten food removes the rot. <text:s/>Mishap: Take fire damage<text:line-break/>Lvl5: Create a bonfire that lasts for 12 hours. <text:s/>Cooking rotten food removes the rot. <text:s/>Mishap: Take fire damage<text:line-break/><text:line-break/>Fire Wall (</text:span><text:span text:style-name="T2">arcane)</text:span><text:span text:style-name="T10">:<text:line-break/>Lvl1: Surround your camp with a wall of fire, causing ambushing enemies to take X fire damage during the first round of combat. Mishap: Take fire damage<text:line-break/>Lvl2: Surround your camp with a wall of fire, causing ambushing enemies to take X fire damage during the first round of combat. Mishap: Take fire damage<text:line-break/>Lvl3: Surround your camp with a wall of fire, causing ambushing enemies to take X fire damage and have a 30% chance to be burned during the first round of combat. Mishap: Take fire damage<text:line-break/>Lvl4: Surround your camp with a wall of fire, causing ambushing enemies to take X fire damage and have a 45% chance to be burned during the first round of combat. Mishap: Take fire damage<text:line-break/>Lvl5: Surround your camp with a wall of fire, causing ambushing enemies to take X fire damage and have a 60% chance to be burned during the first round of combat. Mishap: Take fire damage<text:line-break/><text:line-break/>Aura of Incineration (</text:span><text:span text:style-name="T2">divine)</text:span><text:span text:style-name="T10">:<text:line-break/>Lvl1: At the end of your turn, deal X fire damage to enemies. Only one aura can be active at a time. Lasts until next rest. Mishap: Take fire damage<text:line-break/>Lvl1: At the end of your turn, deal X fire damage to enemies. Only one aura can be active at a time. Lasts until next rest Mishap: Take fire damage<text:line-break/>Lvl1: At the end of your turn, deal X fire damage to enemies with a 10% chance to burn. Only one aura can be active at a time. Lasts until next rest Mishap: Take fire damage<text:line-break/>Lvl1: At the end of your turn, deal X fire damage to enemies with a 15% chance to burn. Only one aura can be active at a time. Lasts until next rest Mishap: Take fire damage<text:line-break/>Lvl1: At the end of your turn, deal X fire damage to enemies with a 20% chance to burn. Only one aura can be active at a time. Lasts until next rest Mishap: Take fire damage<text:line-break/><text:line-break/><text:line-break/><text:line-break/>Volcanic Glyph (</text:span><text:span text:style-name="T2">arcane)</text:span><text:span text:style-name="T10">:<text:line-break/>Lvl1: Inscribe a weapon with fire magic, causing your attacks and skills with it to deal an additional 10% damage as fire and granting it +1 maximum damage. Only one glyph can be active per weapon at a time. Lasts until the next rest. Mishap: Destroy weapon<text:line-break/>Lvl2: Inscribe a weapon with fire magic, causing your attacks and skills with it to deal an additional 15% damage as fire and granting it +1 maximum damage. Only one glyph can be active per weapon at a time. Lasts until the next rest. Mishap: Destroy weapon<text:line-break/>Lvl3: Inscribe a weapon with fire magic, causing your attacks and skills with it to deal an additional 20% damage as fire and granting it +2 maximum damage. Only one glyph can be active per weapon at a time. Lasts until the next rest. Mishap: Destroy weapon</text:span></text:p>
      <text:p text:style-name="P24" loext:marker-style-name="T10"><text:span text:style-name="T10">Lvl4: Inscribe a weapon with fire magic, causing your attacks and skills with it to deal an additional 25% damage as fire and granting it +3 maximum damage. Only one glyph can be active per weapon at a time. Lasts until the next rest. Mishap: Destroy weapon</text:span><text:span text:style-name="T10"/></text:p>
      <text:p text:style-name="P24" loext:marker-style-name="T10"><text:span text:style-name="T10">Lvl5: Inscribe a weapon with fire magic, causing your attacks and skills with it to deal an additional 30% damage as fire and granting it +4 maximum damage. Only one glyph can be active per weapon at a time. Lasts until the next rest. Mishap: Destroy weapon</text:span><text:span text:style-name="T10"/></text:p>
      <text:p text:style-name="P24" loext:marker-style-name="T10"><text:span text:style-name="T10"><text:line-break/>Molten Aegis (</text:span><text:span text:style-name="T2">arcane)</text:span><text:span text:style-name="T10">:<text:line-break/></text:span><text:soft-page-break/><text:span text:style-name="T10">Lvl1: Cover yourself with burning coals, reducing all incoming damage by 1 and granting you X fire thorns. Only one aegis can be active at a time. Lasts until the next rest. Mishap: Reduce fire resistance<text:line-break/>Lvl2: Cover yourself with burning coals, reducing all incoming damage by 1 and granting you X fire thorns. Only one aegis can be active at a time. Lasts until the next rest. Mishap: Reduce fire resistance<text:line-break/>Lvl3: Cover yourself with burning coals, reducing all incoming damage by 2 and granting you X fire thorns. Only one aegis can be active at a time. Lasts until the next rest. Mishap: Reduce fire resistance<text:line-break/>Lvl4: Cover yourself with burning coals, reducing all incoming damage by 3 and granting you X fire thorns. Only one aegis can be active at a time. Lasts until the next rest. Mishap: Reduce fire resistance<text:line-break/>Lvl5: Cover yourself with burning coals, reducing all incoming damage by 4 and granting you X fire thorns. Only one aegis can be active at a time. Lasts until the next rest. Mishap: Reduce fire resistance<text:line-break/><text:line-break/>Archdemon Form </text:span><text:span text:style-name="T2">(switches body parts to a new set) (eldritch)</text:span><text:span text:style-name="T10">:<text:line-break/>Lvl1: Does nothing. Mishap: Summon hostile demon<text:line-break/>Lvl2: Does nothing. Mishap: Summon hostile demon<text:line-break/>Lvl3: Transform yourself into an Archdemon. Only one form can be active at a time. Mishap: Summon hostile demon<text:line-break/>Lvl4: Transform yourself into an Archdemon. Only one form can be active at a time. 5% of permanent changes. Mishap: Summon hostile demon<text:line-break/>Lvl5: Transform yourself into an Archdemon. Only one form can be active at a time. 10% of permanent changes. Mishap: Summon hostile demon<text:line-break/></text:span></text:p>
      <text:p text:style-name="P35" loext:marker-style-name="T10">Hellish Might (<text:span text:style-name="T27">infernal)<text:line-break/></text:span><text:span text:style-name="T28">Lvl1: Does nothing. Misshap: Permanently reduce one random stat.</text:span></text:p>
      <text:p text:style-name="P35" loext:marker-style-name="T10"><text:span text:style-name="T28">Lvl2: Does nothing. Misshap: Permanently reduce one random stat.<text:line-break/>Lvl3: Permanently gain 1 strenght (up to 18). Misshap: Permanently reduce one random stat.<text:line-break/>Lvl4: Permanently gain 1 strenght (up to 20) Misshap: Permanently reduce one random stat.<text:line-break/>Lvl5: Permanently gain 1 strenght (up to 22) Misshap: Permanently reduce one random stat.</text:span></text:p>
      <text:p text:style-name="P24" loext:marker-style-name="T10"><text:span text:style-name="T1"/></text:p>
      <text:p text:style-name="P24" loext:marker-style-name="T10"><text:span text:style-name="T1"/></text:p>
      <text:p text:style-name="P24" loext:marker-style-name="T10"><text:span text:style-name="T1">Cold spells</text:span><text:span text:style-name="T10">:<text:line-break/><text:line-break/>Freezing Ray (</text:span><text:span text:style-name="T2">Arcane</text:span><text:span text:style-name="T10">):<text:line-break/>Lvl1: Deal X frost damage, 5% to paralyze targeted body part<text:line-break/>Lvl2: Deal X frost damage, 5% to paralyze targeted body part<text:line-break/>Lvl3: Deal X frost damage, 6% to paralyze targeted body part<text:line-break/>Lvl4: Deal X frost damage, 7% to paralyze targeted body part<text:line-break/>Lvl5: Deal X frost damage, 8% to paralyze targeted body part</text:span></text:p>
      <text:p text:style-name="P34" loext:marker-style-name="T10"/>
      <text:p text:style-name="P24" loext:marker-style-name="T10"><text:span text:style-name="T10">Cold Wave (</text:span><text:span text:style-name="T2">Nature):<text:line-break/></text:span><text:span text:style-name="T10">Lvl1: Deal X frost damage to all body parts<text:line-break/>Lvl2: Deal X frost damage to all body parts</text:span></text:p>
      <text:p text:style-name="P24" loext:marker-style-name="T10"><text:span text:style-name="T10">Lvl3: Deal X frost damage to all body parts, 30% chance to chill</text:span><text:span text:style-name="T10"/></text:p>
      <text:p text:style-name="P24" loext:marker-style-name="T10"><text:span text:style-name="T10">Lvl4: Deal X frost damage to all body parts, 40% chance to chill</text:span><text:span text:style-name="T10"/></text:p>
      <text:p text:style-name="P24" loext:marker-style-name="T10"><text:span text:style-name="T10">Lvl5: Deal X frost damage to all body parts, 50% chance to chill<text:line-break/></text:span><text:soft-page-break/><text:span text:style-name="T10"><text:line-break/>Frost Breath (</text:span><text:span text:style-name="T2">Divine):<text:line-break/></text:span><text:span text:style-name="T10">Lvl1: Chill enemy, deal X frost damage<text:line-break/>Lvl2: Chill enemy, deal X frost damage<text:line-break/>Lvl3: Chill enemy, deal X frost damage. Deals 100% extra if enemy is already chilled<text:line-break/>Lvl4: Chill enemy, deal X frost damage. Deals 125% extra if enemy is already chilled<text:line-break/>Lvl5: Chill enemy, deal X frost damage. Deals 150% extra if enemy is already chilled</text:span></text:p>
      <text:p text:style-name="P34" loext:marker-style-name="T10"/>
      <text:p text:style-name="P24" loext:marker-style-name="T10"><text:span text:style-name="T10">Chant of Caina (</text:span><text:span text:style-name="T2">Infernal):<text:line-break/></text:span><text:span text:style-name="T10">Lvl1: Deal X frost damage. If target is left below 5% Endurance, it dies.<text:line-break/>Lvl1: Deal X frost damage. If target is left below 5% Endurance, it dies.<text:line-break/>Lvl1: Deal X frost damage. If target is left below 6% Endurance, it dies.<text:line-break/>Lvl1: Deal X frost damage. If target is left below 7% Endurance, it dies.<text:line-break/>Lvl1: Deal X frost damage. If target is left below 8% Endurance, it dies.</text:span></text:p>
      <text:p text:style-name="P34" loext:marker-style-name="T10"/>
      <text:p text:style-name="P24" loext:marker-style-name="T10"><text:span text:style-name="T10">Drain Body Heat (</text:span><text:span text:style-name="T2">Eldritch):<text:line-break/></text:span><text:span text:style-name="T10">Lvl1: Deal X frost damage. Has a 5% chance to chill per every 10% of endurance the enemy is missing<text:line-break/>Lvl2: Deal X frost damage. Has a 6% chance to chill per every 10% of endurance the enemy is missing<text:line-break/>Lvl3: Deal X frost damage. Has a 8% chance to chill per every 9% of endurance the enemy is missing<text:line-break/>Lvl4: Deal X frost damage. Has a 9% chance to chill per every 8% of endurance the enemy is missing<text:line-break/>Lvl5: Deal X frost damage. Has a 10% chance to chill per every 8% of endurance the enemy is missing</text:span></text:p>
      <text:p text:style-name="P34" loext:marker-style-name="T10"/>
      <text:p text:style-name="P34" loext:marker-style-name="T10"/>
      <text:p text:style-name="P24" loext:marker-style-name="T10"><text:span text:style-name="T1">Cold rituals</text:span><text:span text:style-name="T10">:</text:span></text:p>
      <text:p text:style-name="P34" loext:marker-style-name="T10"/>
      <text:p text:style-name="P34" loext:marker-style-name="T10"/>
      <text:p text:style-name="P24" loext:marker-style-name="T2"><text:span text:style-name="T10">Snowy Mist (</text:span><text:span text:style-name="T2">Nature)</text:span></text:p>
      <text:p text:style-name="P24" loext:marker-style-name="T10"><text:span text:style-name="T10">Lvl1: Conceals your camp, reducing chance of ambushes. Lasts 4 hours. Misshap: Call enemy to your location<text:line-break/>Lvl2: Conceals your camp, reducing chance of ambushes Lasts 4 hours Misshap: Call enemy to your location<text:line-break/>Lvl3: Conceals your camp, reducing chance of ambushes Lasts 6 hours Misshap: Call enemy to your location<text:line-break/>Lvl4: Conceals your camp, reducing chance of ambushes Lasts 8 hours Misshap: Call enemy to your location</text:span><text:span text:style-name="T10"/></text:p>
      <text:p text:style-name="P24" loext:marker-style-name="T10"><text:span text:style-name="T10">Lvl5: Conceals your camp, reducing chance of ambushes. Lasts 10 hours Misshap: Call enemy to your location<text:line-break/><text:line-break/>Black Ice (</text:span><text:span text:style-name="T2">arcane)<text:line-break/></text:span><text:span text:style-name="T10">Lvl1: Surround your camp with jagged patches of ice, causing ambushing enemies to take X frost damage and be chilled. Misshap: Take cold damage<text:line-break/>Lvl2: Surround your camp with jagged patches of ice, causing ambushing enemies to take X frost damage and be chilled. Misshap: Take cold damage<text:line-break/>Lvl3: Surround your camp with jagged patches of ice, causing ambushing enemies to take X frost damage and be chilled. Misshap: Take cold damage<text:line-break/>Lvl4: Surround your camp with jagged patches of ice, causing ambushing enemies to take X frost </text:span><text:soft-page-break/><text:span text:style-name="T10">damage and be chilled. Misshap: Take cold damage<text:line-break/>Lvl5: Surround your camp with jagged patches of ice, causing ambushing enemies to take X frost damage and be chilled. Misshap: Take cold damage<text:line-break/></text:span></text:p>
      <text:p text:style-name="P24" loext:marker-style-name="T10"><text:span text:style-name="T10">Aura of Rime (</text:span><text:span text:style-name="T2">Divine)<text:line-break/></text:span><text:span text:style-name="T10">Lvl1: At the end of your turn, deal X frost damage to enemies. Only one aura can be active at a time. Lasts until next rest. Mishap: Take cold damage</text:span></text:p>
      <text:p text:style-name="P24" loext:marker-style-name="T10"><text:span text:style-name="T10">Lvl2: At the end of your turn, deal X frost damage to enemies. Only one aura can be active at a time. Lasts until next rest. Mishap: Take cold damage</text:span><text:span text:style-name="T10"/></text:p>
      <text:p text:style-name="P24" loext:marker-style-name="T10"><text:span text:style-name="T10">Lvl3: At the end of your turn, deal X frost damage to enemies with a 30% chance to chill. Only one aura can be active at a time. Lasts until next rest. Mishap: Take cold damage</text:span><text:span text:style-name="T2"><text:line-break/></text:span><text:span text:style-name="T10">Lvl4: At the end of your turn, deal X frost damage to enemies with a 40% chance to chill. Only one aura can be active at a time. Lasts until next rest. Mishap: Take cold damage</text:span><text:span text:style-name="T2"><text:line-break/></text:span><text:span text:style-name="T10">Lvl5: At the end of your turn, deal X frost damage to enemies with a 50% chance to chill. Only one aura can be active at a time. Lasts until next rest. Mishap: Take cold damage</text:span></text:p>
      <text:p text:style-name="P34" loext:marker-style-name="T10"/>
      <text:p text:style-name="P24" loext:marker-style-name="T10"><text:span text:style-name="T10">Glacial Glyph (</text:span><text:span text:style-name="T2">arcane)<text:line-break/></text:span><text:span text:style-name="T10">Lvl1: Inscribe a weapon with cold magic, causing your attacks and skills with it to deal an additional 10% damage as cold and granting it +2% crit chance. Only one glyph can be active per weapon at a time. Lasts until the next rest. Mishap: Destroy weapon<text:line-break/>Lvl2: Inscribe a weapon with cold magic, causing your attacks and skills with it to deal an additional 15% damage as cold and granting it +2% crit chance. Only one glyph can be active per weapon at a time. Lasts until the next rest. Mishap: Destroy weapon<text:line-break/>Lvl3: Inscribe a weapon with cold magic, causing your attacks and skills with it to deal an additional 20% damage as cold and granting it +2.5% crit chance. Only one glyph can be active per weapon at a time. Lasts until the next rest. Mishap: Destroy weapon<text:line-break/>Lvl4: Inscribe a weapon with cold magic, causing your attacks and skills with it to deal an additional 25% damage as cold and granting it +3% crit chance. Only one glyph can be active per weapon at a time. Lasts until the next rest. Mishap: Destroy weapon</text:span></text:p>
      <text:p text:style-name="P24" loext:marker-style-name="T10"><text:span text:style-name="T10">Lvl5: Inscribe a weapon with cold magic, causing your attacks and skills with it to deal an additional 30% damage as cold and granting it +3.5% crit chance. Only one glyph can be active per weapon at a time. Lasts until the next rest. Mishap: Destroy weapon</text:span><text:span text:style-name="T10"/></text:p>
      <text:p text:style-name="P34" loext:marker-style-name="T10"/>
      <text:p text:style-name="P24" loext:marker-style-name="T10"><text:span text:style-name="T10">Polar Aegis (</text:span><text:span text:style-name="T2">arcane</text:span><text:span text:style-name="T10">)</text:span></text:p>
      <text:p text:style-name="P24" loext:marker-style-name="T10"><text:span text:style-name="T10">Lvl1: Cover yourself with a layer of frost that has X hit points. 50% of all damage taken is absorbed by Polar Aegis instead . Only one aegis can be active at a time. Lasts until the next rest. Mishap: Reduce cold resistance</text:span><text:span text:style-name="T10"/></text:p>
      <text:p text:style-name="P24" loext:marker-style-name="T10"><text:span text:style-name="T10">Lvl2: Cover yourself with a layer of frost that has X hit points. 50% of all damage taken is absorbed by Polar Aegis instead . Only one aegis can be active at a time. Lasts until the next rest. Mishap: Reduce cold resistance</text:span><text:span text:style-name="T10"/></text:p>
      <text:p text:style-name="P24" loext:marker-style-name="T10"><text:span text:style-name="T10">Lvl3: Cover yourself with a layer of frost that has X hit points. 55% of all damage taken is absorbed by Polar Aegis instead . Only one aegis can be active at a time. Lasts until the next rest. Mishap: Reduce cold resistance</text:span><text:span text:style-name="T10"/></text:p>
      <text:p text:style-name="P24" loext:marker-style-name="T10"><text:span text:style-name="T10">Lvl4: Cover yourself with a layer of frost that has X hit points. 60% of all damage taken is absorbed by Polar Aegis instead . Only one aegis can be active at a time. Lasts until the next rest. Mishap: Reduce cold resistance</text:span><text:span text:style-name="T10"/></text:p>
      <text:p text:style-name="P24" loext:marker-style-name="T10"><text:span text:style-name="T10">Lvl5: Cover yourself with a layer of frost that has X hit points. 65% of all damage taken is absorbed by Polar Aegis instead . Only one aegis can be active at a time. Lasts until the next rest. Mishap: Reduce cold resistance</text:span><text:span text:style-name="T10"/></text:p>
      <text:p text:style-name="P34" loext:marker-style-name="T10"><text:soft-page-break/></text:p>
      <text:p text:style-name="P24" loext:marker-style-name="T10"><text:span text:style-name="T10">Mi-go Form </text:span><text:span text:style-name="T2">(switches body parts to a new set) (eldritch)</text:span><text:span text:style-name="T10">:<text:line-break/>Lvl1: Does nothing. Mishap: Summon hostile troglodyte<text:line-break/>Lvl2: Does nothing. Mishap: Summon hostile troglodyte<text:line-break/>Lvl3: Transform yourself into a Mi-go. Only one form can be active at a time. Mishap: Summon hostile troglodyte<text:line-break/>Lvl4: Transform yourself into a Mi-go. Only one form can be active at a time. 5% of permanent changes. Mishap: Summon hostile troglodyte<text:line-break/>Lvl5: Transform yourself into a Mi-go. Only one form can be active at a time. 10% of permanent changes. Mishap: Summon hostile troglodyte<text:line-break/></text:span></text:p>
      <text:p text:style-name="P35" loext:marker-style-name="T10">Abyssal Cunning (<text:span text:style-name="T27">infernal)<text:line-break/></text:span><text:span text:style-name="T28">Lvl1: Does nothing. Misshap: Permanently reduce one random stat.</text:span></text:p>
      <text:p text:style-name="P35" loext:marker-style-name="T10"><text:span text:style-name="T28">Lvl2: Does nothing. Misshap: Permanently reduce one random stat.<text:line-break/>Lvl3: Permanently gain 1 dex (up to 18). Misshap: Permanently reduce one random stat.<text:line-break/>Lvl4: Permanently gain 1 dex (up to 20) Misshap: Permanently reduce one random stat.<text:line-break/>Lvl5: Permanently gain 1 dex (up to 22) Misshap: Permanently reduce one random stat.</text:span></text:p>
      <text:p text:style-name="P25" loext:marker-style-name="T10"><text:span text:style-name="T1"/></text:p>
      <text:p text:style-name="P34" loext:marker-style-name="T10"/>
      <text:p text:style-name="P24" loext:marker-style-name="T2"><text:span text:style-name="T1">Lightning spells:<text:line-break/><text:line-break/></text:span><text:span text:style-name="T10">Arcing Bolt (</text:span><text:span text:style-name="T2">arcane)</text:span></text:p>
      <text:p text:style-name="P24" loext:marker-style-name="T10"><text:span text:style-name="T10">Lvl1: Deal X lightning damage<text:line-break/>Lvl2: Deal X lightning damage</text:span><text:span text:style-name="T10"/></text:p>
      <text:p text:style-name="P24" loext:marker-style-name="T10"><text:span text:style-name="T10">Lvl3: Deal X lightning damage, 15% chance to repeat on another body part for 50% damage</text:span><text:span text:style-name="T10"/></text:p>
      <text:p text:style-name="P24" loext:marker-style-name="T10"><text:span text:style-name="T10">Lvl4: Deal X lightning damage, 20% chance to repeat on another body part for 50% damage</text:span><text:span text:style-name="T10"/></text:p>
      <text:p text:style-name="P24" loext:marker-style-name="T10"><text:span text:style-name="T10">Lvl5: Deal X lightning damage, 25% chance to repeat on another body part for 50% </text:span><text:span text:style-name="T10"/></text:p>
      <text:p text:style-name="P24" loext:marker-style-name="T10"><text:span text:style-name="T10">damage</text:span><text:span text:style-name="T10"/></text:p>
      <text:p text:style-name="P34" loext:marker-style-name="T10"/>
      <text:p text:style-name="P24" loext:marker-style-name="T2"><text:span text:style-name="T10">Lightning Strike (</text:span><text:span text:style-name="T2">nature)</text:span></text:p>
      <text:p text:style-name="P24" loext:marker-style-name="T10"><text:span text:style-name="T10">Lvl1: Deal X lightning damage to all body parts, 5% chance to stun<text:line-break/>Lvl2: Deal X lightning damage to all body parts, 5% chance to stun</text:span><text:span text:style-name="T10"/></text:p>
      <text:p text:style-name="P24" loext:marker-style-name="T10"><text:span text:style-name="T10">Lvl3: Deal X lightning damage to all body parts, 6% chance to stun</text:span><text:span text:style-name="T10"/></text:p>
      <text:p text:style-name="P24" loext:marker-style-name="T10"><text:span text:style-name="T10">Lvl4: Deal X lightning damage to all body parts, 7% chance to stun</text:span><text:span text:style-name="T10"/></text:p>
      <text:p text:style-name="P24" loext:marker-style-name="T1"><text:span text:style-name="T10">Lvl5: Deal X lightning damage to all body parts, 8% chance to stun</text:span><text:span text:style-name="T1"/></text:p>
      <text:p text:style-name="P36" loext:marker-style-name="T1"/>
      <text:p text:style-name="P24" loext:marker-style-name="T2"><text:span text:style-name="T10">Sky Spear (</text:span><text:span text:style-name="T2">divine)</text:span></text:p>
      <text:p text:style-name="P24" loext:marker-style-name="T10"><text:span text:style-name="T10">Lvl1: Deal X lightning damage, 20% extra per every cast in a row<text:line-break/>Lvl2: Deal X lightning damage, 20% extra per every cast in a row</text:span><text:span text:style-name="T10"/></text:p>
      <text:p text:style-name="P24" loext:marker-style-name="T10"><text:span text:style-name="T10">Lvl3: Deal X lightning damage, 25% extra per every cast in a row</text:span><text:span text:style-name="T10"/></text:p>
      <text:p text:style-name="P24" loext:marker-style-name="T10"><text:span text:style-name="T10">Lvl4: Deal X lightning damage, 30% extra per every cast in a row</text:span><text:span text:style-name="T10"/></text:p>
      <text:p text:style-name="P24" loext:marker-style-name="T1"><text:span text:style-name="T10">Lvl5: Deal X lightning damage, 35% extra per every cast in a row</text:span><text:span text:style-name="T1"/></text:p>
      <text:p text:style-name="P36" loext:marker-style-name="T1"/>
      <text:p text:style-name="P24" loext:marker-style-name="T2"><text:span text:style-name="T10">Red Lightning (</text:span><text:span text:style-name="T2">infernal)</text:span></text:p>
      <text:p text:style-name="P24" loext:marker-style-name="T10"><text:span text:style-name="T10">Lvl1: Deal X lightning damage, 33% chance to burn<text:line-break/>Lvl2: Deal X lightning damage, 33% chance to burn</text:span><text:span text:style-name="T10"/></text:p>
      <text:p text:style-name="P24" loext:marker-style-name="T10"><text:span text:style-name="T10">Lvl3: Deal X lightning damage, 45% chance to burn</text:span><text:span text:style-name="T10"/></text:p>
      <text:p text:style-name="P24" loext:marker-style-name="T10"><text:span text:style-name="T10">Lvl4: Deal X lightning damage, 57% chance to burn</text:span><text:span text:style-name="T10"/></text:p>
      <text:p text:style-name="P24" loext:marker-style-name="T10"><text:span text:style-name="T10">Lvl5: Deal X lightning damage, 70% chance to burn</text:span><text:span text:style-name="T10"/></text:p>
      <text:p text:style-name="P34" loext:marker-style-name="T10"><text:soft-page-break/></text:p>
      <text:p text:style-name="P24" loext:marker-style-name="T2"><text:span text:style-name="T10">Ball Lightning (</text:span><text:span text:style-name="T2">eldritch)</text:span></text:p>
      <text:p text:style-name="P24" loext:marker-style-name="T10"><text:span text:style-name="T10">Lvl1: Deal X lightning damage, 10% chance to overcharge<text:line-break/>Lvl2: Deal X lightning damage, 10% chance to overcharge</text:span><text:span text:style-name="T10"/></text:p>
      <text:p text:style-name="P24" loext:marker-style-name="T10"><text:span text:style-name="T10">Lvl3: Deal X lightning damage, 15% chance to overcharge</text:span><text:span text:style-name="T10"/></text:p>
      <text:p text:style-name="P24" loext:marker-style-name="T10"><text:span text:style-name="T10">Lvl4: Deal X lightning damage, 20% chance to overcharge</text:span><text:span text:style-name="T10"/></text:p>
      <text:p text:style-name="P24" loext:marker-style-name="T10"><text:span text:style-name="T10">Lvl5: Deal X lightning damage, 25% chance to overcharge</text:span><text:span text:style-name="T10"/></text:p>
      <text:p text:style-name="P34" loext:marker-style-name="T10"/>
      <text:p text:style-name="P24" loext:marker-style-name="T1"><text:span text:style-name="T1">Lightning Rituals:</text:span><text:span text:style-name="T1"/></text:p>
      <text:p text:style-name="P36" loext:marker-style-name="T1"/>
      <text:p text:style-name="P24" loext:marker-style-name="T2"><text:span text:style-name="T10">Storm Cloud (</text:span><text:span text:style-name="T2">Nature)</text:span></text:p>
      <text:p text:style-name="P24" loext:marker-style-name="T10"><text:span text:style-name="T10">Lvl1: Creates a cloud over your camp. Whenever you cast a spell, the cloud bolts the enemy for X lightning damage. Lasts 4 hours. Misshap: Take lightning damage<text:line-break/>Lvl2: Creates a cloud over your camp. Whenever you cast a spell, the cloud bolts the enemy for X lightning damage. Lasts 4 hours. Misshap: Take lightning damage<text:line-break/>Lvl3: Creates a cloud over your camp. Whenever you cast a spell, the cloud bolts the enemy for X lightning damage. Lasts 6 hours. Misshap: Take lightning damage<text:line-break/>Lvl4: Creates a cloud over your camp. Whenever you cast a spell, the cloud bolts the enemy for X lightning damage. Lasts 8 hours. Misshap: Take lightning damage</text:span><text:span text:style-name="T10"/></text:p>
      <text:p text:style-name="P24" loext:marker-style-name="T10"><text:span text:style-name="T10">Lvl5: Creates a cloud over your camp. Whenever you cast a spell, the cloud bolts the enemy for X lightning damage. Lasts 10 hours. Misshap: Take lightning damage<text:line-break/><text:line-break/>Discharge Field (</text:span><text:span text:style-name="T2">arcane)<text:line-break/></text:span><text:span text:style-name="T10">Lvl1: Surround your camp with agitated particles, causing ambushing enemies to take X lightning damage and be overcharged. Misshap: Take lightning damage<text:line-break/>Lvl2: Surround your camp with agitated particles, causing ambushing enemies to take X lightning damage and be overcharged. Misshap: Take lightning damage<text:line-break/>Lvl3: Surround your camp with agitated particles, causing ambushing enemies to take X lightning damage and be overcharged. Misshap: Take lightning damage<text:line-break/>Lvl4: Surround your camp with agitated particles, causing ambushing enemies to take X lightning damage and be overcharged. Misshap: Take lightning damage<text:line-break/>Lvl5: Surround your camp with agitated particles, causing ambushing enemies to take X lightning damage and be overcharged. Misshap: Take lightning damage<text:line-break/></text:span></text:p>
      <text:p text:style-name="P24" loext:marker-style-name="T10"><text:span text:style-name="T10">Aura of Conductivity (</text:span><text:span text:style-name="T2">Divine)<text:line-break/></text:span><text:span text:style-name="T10">Lvl1: At the end of your turn, deal X lightning damage to enemies. Only one aura can be active at a time. Lasts until next rest. Mishap: Take lightning damage</text:span></text:p>
      <text:p text:style-name="P24" loext:marker-style-name="T10"><text:span text:style-name="T10">Lvl2: At the end of your turn, deal X lightning damage to enemies. Only one aura can be active at a time. Lasts until next rest. Mishap: Take lightning damage</text:span><text:span text:style-name="T10"/></text:p>
      <text:p text:style-name="P24" loext:marker-style-name="T10"><text:span text:style-name="T10">Lvl3: At the end of your turn, deal X lightning damage to enemies with a 15% chance to overcharge. Only one aura can be active at a time. Lasts until next rest. Mishap: Take lightning damage</text:span><text:span text:style-name="T2"><text:line-break/></text:span><text:span text:style-name="T10">Lvl4: At the end of your turn, deal X lightning damage to enemies with a 20% chance to overcharge. Only one aura can be active at a time. Lasts until next rest. Mishap: Take lightning damage</text:span><text:span text:style-name="T2"><text:line-break/></text:span><text:span text:style-name="T10">Lvl5: At the end of your turn, deal X lightning damage to enemies with a 25% chance to overcharge. Only one aura can be active at a time. Lasts until next rest. Mishap: Take lightning damage</text:span></text:p>
      <text:p text:style-name="P34" loext:marker-style-name="T10"/>
      <text:p text:style-name="P24" loext:marker-style-name="T10"><text:span text:style-name="T10">Voltaxic Glyph (</text:span><text:span text:style-name="T2">arcane)<text:line-break/></text:span><text:span text:style-name="T10">Lvl1: Inscribe a weapon with lightning magic, causing your attacks and skills with it to deal an additional 10% damage as lightning and granting it +10% crit damage. Only one glyph can be active </text:span><text:soft-page-break/><text:span text:style-name="T10">per weapon at a time. Lasts until the next rest. Mishap: Destroy weapon<text:line-break/>Lvl2: Inscribe a weapon with lightning magic, causing your attacks and skills with it to deal an additional 15% damage as lightning and granting it +10% crit damage. Only one glyph can be active per weapon at a time. Lasts until the next rest. Mishap: Destroy weapon<text:line-break/>Lvl3: Inscribe a weapon with lightning magic, causing your attacks and skills with it to deal an additional 20% damage as lightning and granting it +12% crit damage. Only one glyph can be active per weapon at a time. Lasts until the next rest. Mishap: Destroy weapon<text:line-break/>Lvl4: Inscribe a weapon with lightning magic, causing your attacks and skills with it to deal an additional 25% damage as lightning and granting it +15% crit damage. Only one glyph can be active per weapon at a time. Lasts until the next rest. Mishap: Destroy weapon</text:span></text:p>
      <text:p text:style-name="P24" loext:marker-style-name="T10"><text:span text:style-name="T10">Lvl5: Inscribe a weapon with lightning magic, causing your attacks and skills with it to deal an additional 30% damage as lightning and granting it +18% crit damage. Only one glyph can be active per weapon at a time. Lasts until the next rest. Mishap: Destroy weapon</text:span><text:span text:style-name="T10"/></text:p>
      <text:p text:style-name="P34" loext:marker-style-name="T10"/>
      <text:p text:style-name="P24" loext:marker-style-name="T10"><text:span text:style-name="T10">Storm Aegis (</text:span><text:span text:style-name="T2">arcane</text:span><text:span text:style-name="T10">)</text:span></text:p>
      <text:p text:style-name="P24" loext:marker-style-name="T10"><text:span text:style-name="T10">Lvl1: Cover yourself with crackling lightning, granting you X lightning thorns. Only one aegis can be active at a time. Lasts until the next rest. Mishap: Reduce lightning resistance</text:span><text:span text:style-name="T10"/></text:p>
      <text:p text:style-name="P24" loext:marker-style-name="T10"><text:span text:style-name="T10">Lvl2: Cover yourself with crackling lightning, granting you X lightning thorns. Only one aegis can be active at a time. Lasts until the next rest. Mishap: Reduce lightning resistance</text:span><text:span text:style-name="T10"/></text:p>
      <text:p text:style-name="P24" loext:marker-style-name="T10"><text:span text:style-name="T10">Lvl3: Cover yourself with crackling lightning, granting you X lightning thorns, with a 5% chance to paralyze the attacking limb. Only one aegis can be active at a time. Lasts until the next rest. Mishap: Reduce lightning resistance</text:span><text:span text:style-name="T10"/></text:p>
      <text:p text:style-name="P24" loext:marker-style-name="T10"><text:span text:style-name="T10">Lvl4: Cover yourself with crackling lightning, granting you X lightning thorns, with a 8% chance to paralyze the attacking limb. Only one aegis can be active at a time. Lasts until the next rest. Mishap: Reduce lightning resistance</text:span><text:span text:style-name="T10"/></text:p>
      <text:p text:style-name="P24" loext:marker-style-name="T10"><text:span text:style-name="T10">Lvl5: Cover yourself with crackling lightning, granting you X lightning thorns, with a 10% chance to paralyze the attacking limb. Only one aegis can be active at a time. Lasts until the next rest. Mishap: Reduce lightning resistance</text:span><text:span text:style-name="T10"/></text:p>
      <text:p text:style-name="P34" loext:marker-style-name="T10"/>
      <text:p text:style-name="P24" loext:marker-style-name="T10"><text:span text:style-name="T10">Impundulu Form </text:span><text:span text:style-name="T2">(switches body parts to a new set) (eldritch)</text:span><text:span text:style-name="T10">:<text:line-break/>Lvl1: Does nothing. Mishap: Summon hostile elemental<text:line-break/>Lvl2: Does nothing. Mishap: Summon hostile elemental<text:line-break/>Lvl3: Transform yourself into a Impundulu. Only one form can be active at a time. Mishap: Summon hostile elemental<text:line-break/>Lvl4: Transform yourself into a Impundulu Only one form can be active at a time. 5% of permanent changes. Mishap: Summon hostile elemental<text:line-break/>Lvl5: Transform yourself into a Impundulu.Only one form can be active at a time. 10% of permanent changes. Mishap: Summon hostile elemental<text:line-break/></text:span></text:p>
      <text:p text:style-name="P35" loext:marker-style-name="T10">Defy the Heavens (<text:span text:style-name="T27">infernal)<text:line-break/></text:span><text:span text:style-name="T28">Lvl1: Does nothing. Misshap: Permanently reduce one random stat.</text:span></text:p>
      <text:p text:style-name="P35" loext:marker-style-name="T10"><text:span text:style-name="T28">Lvl2: Does nothing. Misshap: Permanently reduce one random stat.<text:line-break/>Lvl3: Permanently gain 1 faith (up to 18). Misshap: Permanently reduce one random stat.<text:line-break/>Lvl4: Permanently gain 1 faith (up to 20) Misshap: Permanently reduce one random stat.<text:line-break/>Lvl5: Permanently gain 1 faith (up to 22) Misshap: Permanently reduce one random stat.</text:span></text:p>
      <text:p text:style-name="P25" loext:marker-style-name="T10"><text:span text:style-name="T1"/></text:p>
      <text:p text:style-name="P36" loext:marker-style-name="T1"/>
      <text:p text:style-name="P24" loext:marker-style-name="T10"><text:span text:style-name="T1">Necromancy spells:</text:span><text:span text:style-name="T1"/></text:p>
      <text:p text:style-name="P34" loext:marker-style-name="T10"/>
      <text:p text:style-name="P24" loext:marker-style-name="T10"><text:soft-page-break/><text:span text:style-name="T10">Bone Knife (</text:span><text:span text:style-name="T2">arcane)</text:span></text:p>
      <text:p text:style-name="P24" loext:marker-style-name="T10"><text:span text:style-name="T10">Lvl1: Deal X damage<text:line-break/>Lvl2: Deal X damage</text:span><text:span text:style-name="T10"/></text:p>
      <text:p text:style-name="P24" loext:marker-style-name="T10"><text:span text:style-name="T10">Lvl3: Deal X damage, 20% chance to bleed for 12% of damage over 3 turns</text:span><text:span text:style-name="T10"/></text:p>
      <text:p text:style-name="P24" loext:marker-style-name="T10"><text:span text:style-name="T10">Lvl4: Deal X damage, 30% chance to bleed for 12% of damage over 3 turns</text:span><text:span text:style-name="T10"/></text:p>
      <text:p text:style-name="P24" loext:marker-style-name="T10"><text:span text:style-name="T10">Lvl5: Deal X damage, 40% chance to bleed for 12% of damage over 3 turns</text:span><text:span text:style-name="T10"/></text:p>
      <text:p text:style-name="P34" loext:marker-style-name="T10"/>
      <text:p text:style-name="P24" loext:marker-style-name="T10"><text:span text:style-name="T10">Drain Blood (</text:span><text:span text:style-name="T2">Infernal)</text:span></text:p>
      <text:p text:style-name="P24" loext:marker-style-name="T10"><text:span text:style-name="T10">Lvl1: Deal X damage and recover 10% of damage dealt as endurance<text:line-break/>Lvl2: Deal X damage and recover 10% of damage dealt as endurance</text:span><text:span text:style-name="T10"/></text:p>
      <text:p text:style-name="P24" loext:marker-style-name="T10"><text:span text:style-name="T10">Lvl3: Deal X damage and recover 15% of damage dealt as endurance</text:span><text:span text:style-name="T10"/></text:p>
      <text:p text:style-name="P24" loext:marker-style-name="T10"><text:span text:style-name="T10">Lvl4: Deal X damage and recover 20% of damage dealt as endurance</text:span><text:span text:style-name="T10"/></text:p>
      <text:p text:style-name="P24" loext:marker-style-name="T10"><text:span text:style-name="T10">Lvl5: Deal X damage and recover 25% of damage dealt as endurance</text:span><text:span text:style-name="T10"/></text:p>
      <text:p text:style-name="P34" loext:marker-style-name="T10"/>
      <text:p text:style-name="P24" loext:marker-style-name="T1"><text:span text:style-name="T10">Ghostly Touch (</text:span><text:span text:style-name="T2">eldritch)</text:span></text:p>
      <text:p text:style-name="P24" loext:marker-style-name="T10"><text:span text:style-name="T10">Lvl1: Deal X magic damage with </text:span><text:span text:style-name="T18">30</text:span><text:span text:style-name="T10">% to curse<text:line-break/>Lvl2: Deal X magic damage with </text:span><text:span text:style-name="T18">30</text:span><text:span text:style-name="T10">% to curse</text:span></text:p>
      <text:p text:style-name="P24" loext:marker-style-name="T10"><text:span text:style-name="T10">Lvl3: Deal X magic damage with </text:span><text:span text:style-name="T18">35</text:span><text:span text:style-name="T10">% to curse</text:span></text:p>
      <text:p text:style-name="P24" loext:marker-style-name="T10"><text:span text:style-name="T10">Lvl4: Deal X magic damage with </text:span><text:span text:style-name="T18">40</text:span><text:span text:style-name="T10">% to curse</text:span></text:p>
      <text:p text:style-name="P24" loext:marker-style-name="T10"><text:span text:style-name="T10">Lvl5: Deal X magic damage with </text:span><text:span text:style-name="T18">4</text:span><text:span text:style-name="T10">5% to curse</text:span></text:p>
      <text:p text:style-name="P36" loext:marker-style-name="T1"/>
      <text:p text:style-name="P18" loext:marker-style-name="T1"><text:span text:style-name="T18">Decay</text:span><text:span text:style-name="T10"> (</text:span><text:span text:style-name="T7">infernal</text:span><text:span text:style-name="T2">)</text:span></text:p>
      <text:p text:style-name="P18" loext:marker-style-name="T10"><text:span text:style-name="T10">Lvl1: Deal X </text:span><text:span text:style-name="T18">damage plus 2% of max endurance</text:span><text:span text:style-name="T10"><text:line-break/>Lvl2: Deal X </text:span><text:span text:style-name="T18">damage plus 2% of max endurance</text:span></text:p>
      <text:p text:style-name="P18" loext:marker-style-name="T10"><text:span text:style-name="T10">Lvl3: Deal X </text:span><text:span text:style-name="T18">damage plus 3% of max endurance</text:span></text:p>
      <text:p text:style-name="P18" loext:marker-style-name="T10"><text:span text:style-name="T10">Lvl4: Deal X </text:span><text:span text:style-name="T18">damage plus 4% of max endurance</text:span></text:p>
      <text:p text:style-name="P18" loext:marker-style-name="T10"><text:span text:style-name="T10">Lvl</text:span><text:span text:style-name="T18">5</text:span><text:span text:style-name="T10">: Deal X </text:span><text:span text:style-name="T18">damage plus 5% of max endurance</text:span></text:p>
      <text:p text:style-name="P36" loext:marker-style-name="T1"/>
      <text:p text:style-name="P36" loext:marker-style-name="T1"/>
      <text:p text:style-name="P24" loext:marker-style-name="T1"><text:span text:style-name="T1">Necromancy rituals:</text:span><text:span text:style-name="T1"/></text:p>
      <text:p text:style-name="P36" loext:marker-style-name="T1"/>
      <text:p text:style-name="P24" loext:marker-style-name="T1"><text:span text:style-name="T10">Unhallowed Ground (</text:span><text:span text:style-name="T2">Infernal</text:span><text:span text:style-name="T10">)</text:span></text:p>
      <text:p text:style-name="P24" loext:marker-style-name="T10"><text:span text:style-name="T10">Lvl1: Corrupts the ground around your camp. Whenever a creature reaches 4% endurance, it dies. Misshap: Take damage<text:line-break/>Lvl2: Corrupts the ground around your camp. Whenever a creature reaches 6% endurance, it dies. Misshap: Take damage<text:line-break/>Lvl3: Corrupts the ground around your camp. Whenever an enemy reaches 8% or you reach 4% endurance, it dies. Misshap: Take damage<text:line-break/>Lvl4: Corrupts the ground around your camp. Whenever an enemy reaches 10% or you reach 3% endurance, it dies. Misshap: Take damage</text:span><text:span text:style-name="T10"/></text:p>
      <text:p text:style-name="P24" loext:marker-style-name="T1"><text:span text:style-name="T10">Lvl5: Corrupts the ground around your camp. Whenever an enemy reaches 12% or you reach 1% endurance, it dies. Misshap: Take damage<text:line-break/></text:span><text:span text:style-name="T1"/></text:p>
      <text:p text:style-name="P24" loext:marker-style-name="T2"><text:span text:style-name="T10">Bone Aegis (</text:span><text:span text:style-name="T2">arcane)</text:span></text:p>
      <text:p text:style-name="P24" loext:marker-style-name="T10"><text:span text:style-name="T10">Lvl1: Cover yourself with an armor of bone that has X hit points. 30% of all damage taken is absorbed by Bone Aegis instead. Whenever you kill a creature, add 5% of its Endurance to Bone Aegis. Only one aegis can be active at a time. Lasts until the next rest. Mishap: Reduce your armor</text:span><text:span text:style-name="T10"/></text:p>
      <text:p text:style-name="P24" loext:marker-style-name="T10"><text:span text:style-name="T10">Lvl2: Cover yourself with an armor of bone that has X hit points. 30% of all damage taken is absorbed by Bone Aegis instead. Whenever you kill a creature, add 8% of its Endurance to Bone Aegis. Only </text:span><text:soft-page-break/><text:span text:style-name="T10">one aegis can be active at a time. Lasts until the next rest. Mishap: Reduce your armor</text:span><text:span text:style-name="T10"/></text:p>
      <text:p text:style-name="P24" loext:marker-style-name="T10"><text:span text:style-name="T10">Lvl3: Cover yourself with an armor of bone that has X hit points. 33% of all damage taken is absorbed by Bone Aegis instead. Whenever you kill a creature, add 10% of its Endurance to Bone Aegis. Only one aegis can be active at a time. Lasts until the next rest. Mishap: Reduce your armor</text:span><text:span text:style-name="T10"/></text:p>
      <text:p text:style-name="P24" loext:marker-style-name="T10"><text:span text:style-name="T10">Lvl4: Cover yourself with an armor of bone that has X hit points. 37% of all damage taken is absorbed by Bone Aegis instead. Whenever you kill a creature, add 12% of its Endurance to Bone Aegis. Only one aegis can be active at a time. Lasts until the next rest. Mishap: Reduce your armor</text:span><text:span text:style-name="T10"/></text:p>
      <text:p text:style-name="P24" loext:marker-style-name="T2"><text:span text:style-name="T10">Lvl5: Cover yourself with an armor of bone that has X hit points. 40% of all damage taken is absorbed by Bone Aegis instead. Whenever you kill a creature, add 15% of its Endurance to Bone Aegis. Only one aegis can be active at a time. Lasts until the next rest. Mishap: Reduce your armor</text:span><text:span text:style-name="T2"/></text:p>
      <text:p text:style-name="P34" loext:marker-style-name="T10"/>
      <text:p text:style-name="P24" loext:marker-style-name="T10"><text:span text:style-name="T10">Zombie Ritual (</text:span><text:span text:style-name="T2">eldritch)</text:span></text:p>
      <text:p text:style-name="P24" loext:marker-style-name="T10"><text:span text:style-name="T10">Lvl1: Transform a ­­</text:span><text:span text:style-name="T2">necrotic</text:span><text:span text:style-name="T10"> limb into undead. Misshap: Destroy it instead.</text:span></text:p>
      <text:p text:style-name="P24" loext:marker-style-name="T10"><text:span text:style-name="T10">Lvl2: Transform a ­­</text:span><text:span text:style-name="T2">necrotic</text:span><text:span text:style-name="T10"> limb into undead. Misshap: Destroy it instead.</text:span></text:p>
      <text:p text:style-name="P24" loext:marker-style-name="T10"><text:span text:style-name="T10">Lvl3: Transform a ­­</text:span><text:span text:style-name="T2">necrotic</text:span><text:span text:style-name="T10"> limb into undead and restore 10% of its endurance. Misshap: Destroy it instead.</text:span></text:p>
      <text:p text:style-name="P24" loext:marker-style-name="T10"><text:span text:style-name="T10">Lvl4: Transform a ­­</text:span><text:span text:style-name="T2">necrotic</text:span><text:span text:style-name="T10"> limb into undead and restore 15% of its endurance. Misshap: Destroy it instead.</text:span></text:p>
      <text:p text:style-name="P24" loext:marker-style-name="T10"><text:span text:style-name="T10">Lvl5: Transform a ­­</text:span><text:span text:style-name="T2">necrotic</text:span><text:span text:style-name="T10"> limb into undead and restore 20% of its endurance. Misshap: Destroy it instead.</text:span></text:p>
      <text:p text:style-name="P34" loext:marker-style-name="T10"/>
      <text:p text:style-name="P24" loext:marker-style-name="T2"><text:span text:style-name="T10">Ghoul Form (</text:span><text:span text:style-name="T2">eldritch)</text:span></text:p>
      <text:p text:style-name="P24" loext:marker-style-name="T1"><text:span text:style-name="T10">Lvl1: Does nothing. Mishap: Summon hostile undead<text:line-break/>Lvl2: Does nothing. Mishap: Summon hostile undead<text:line-break/>Lvl3: Transform yourself into a Ghoul. Only one form can be active at a time. Mishap: Summon hostile undead<text:line-break/>Lvl4: Transform yourself into a Ghoul. Only one form can be active at a time. 5% of permanent changes. Mishap: Summon hostile undead<text:line-break/>Lvl5: Transform yourself into a Ghoul. Only one form can be active at a time. 10% of permanent changes. Mishap: Summon hostile undead<text:line-break/></text:span></text:p>
      <text:p text:style-name="P35" loext:marker-style-name="T10">Flesh Growth (<text:span text:style-name="T27">infernal)<text:line-break/></text:span><text:span text:style-name="T28">Lvl1: Does nothing. Misshap: Permanently reduce maximum endurance.</text:span></text:p>
      <text:p text:style-name="P35" loext:marker-style-name="T10"><text:span text:style-name="T28">Lvl2: Does nothing. Misshap: Permanently reduce maximum endurance.<text:line-break/>Lvl3: Permanently gain 2 maximum endurance (up to 110). Misshap: Permanently reduce maximum endurance.<text:line-break/>Lvl4: Permanently gain 3 maximum endurance (up to 120) Misshap: Permanently reduce maximum endurance.<text:line-break/>Lvl5: Permanently gain 4 max endurance (up to 130) Misshap: Permanently reduce maximum endurance.</text:span></text:p>
      <text:p text:style-name="P25" loext:marker-style-name="T10"><text:span text:style-name="T1"/></text:p>
      <text:p text:style-name="P3">Healing <text:span text:style-name="T44">spells</text:span>:</text:p>
      <text:p text:style-name="P6"/>
      <text:p text:style-name="P7">Cure Wounds (<text:span text:style-name="T27">divine)</text:span></text:p>
      <text:p text:style-name="P27" loext:marker-style-name="T10"><text:span text:style-name="T10">Lvl1: </text:span><text:span text:style-name="T11">Restore X endurance</text:span><text:span text:style-name="T10"><text:line-break/>Lvl2: </text:span><text:span text:style-name="T11">Restore X endurance</text:span></text:p>
      <text:p text:style-name="P27" loext:marker-style-name="T10"><text:span text:style-name="T10">Lvl3: </text:span><text:span text:style-name="T11">Restore X endurance</text:span><text:span text:style-name="T10">, </text:span><text:span text:style-name="T11">30</text:span><text:span text:style-name="T10">% </text:span><text:span text:style-name="T11">extra if under 40% endurance</text:span></text:p>
      <text:p text:style-name="P27" loext:marker-style-name="T10"><text:span text:style-name="T10">Lvl4: </text:span><text:span text:style-name="T11">Restore X endurance</text:span><text:span text:style-name="T10">, </text:span><text:span text:style-name="T11">30</text:span><text:span text:style-name="T10">% </text:span><text:span text:style-name="T11">extra if under 45% endurance</text:span></text:p>
      <text:p text:style-name="P27" loext:marker-style-name="T10"><text:span text:style-name="T10">Lvl5: </text:span><text:span text:style-name="T11">Restore X endurance</text:span><text:span text:style-name="T10">, </text:span><text:span text:style-name="T11">30</text:span><text:span text:style-name="T10">% </text:span><text:span text:style-name="T11">extra if under 50% endurance</text:span></text:p>
      <text:p text:style-name="P6"><text:soft-page-break/></text:p>
      <text:p text:style-name="P7">Restoration (<text:span text:style-name="T27">divine)</text:span></text:p>
      <text:p text:style-name="P27" loext:marker-style-name="T10"><text:span text:style-name="T10">Lvl1: </text:span><text:span text:style-name="T11">Removes 1 affliction from </text:span><text:span text:style-name="T4">Bleed, Burn, Poison or Blind</text:span><text:span text:style-name="T10"><text:line-break/>Lvl2: </text:span><text:span text:style-name="T11">Removes 2 afflictions from </text:span><text:span text:style-name="T4">Bleed, Burn, Poison or Blind</text:span></text:p>
      <text:p text:style-name="P27" loext:marker-style-name="T10"><text:span text:style-name="T10">Lvl3: </text:span><text:span text:style-name="T11">Removes 3 afflictions</text:span></text:p>
      <text:p text:style-name="P27" loext:marker-style-name="T10"><text:span text:style-name="T10">Lvl4: </text:span><text:span text:style-name="T11">Removes 4 afflictions</text:span></text:p>
      <text:p text:style-name="P27" loext:marker-style-name="T10"><text:span text:style-name="T10">Lvl5: </text:span><text:span text:style-name="T11">Removes all afflictions</text:span></text:p>
      <text:p text:style-name="P6"/>
      <text:p text:style-name="P7">Regrowth (<text:span text:style-name="T27">nature)<text:line-break/></text:span><text:span text:style-name="T21">Lvl1: Restore 10% of missing endurance<text:line-break/>Lvl2: Restore 12% of missing endurance</text:span></text:p>
      <text:p text:style-name="P8"><text:span text:style-name="T10">Lvl3: </text:span><text:span text:style-name="T11">Restore 14% of missing endurance plus 2% of maximum endurance</text:span></text:p>
      <text:p text:style-name="P8"><text:span text:style-name="T10">Lvl4: </text:span><text:span text:style-name="T11">Restore 16% of missing endurance plus 3% of maximum endurance</text:span></text:p>
      <text:p text:style-name="P14">Lvl5: Restore 18% of missing endurance plus 4% of maximum endurance</text:p>
      <text:p text:style-name="P1"><text:span text:style-name="T31"/></text:p>
      <text:p text:style-name="P7">Recreate Organs <text:s/>(<text:span text:style-name="T27">eldritch)<text:line-break/></text:span><text:span text:style-name="T21">Lvl1: Recover X endurance. Start bleeding for 75% of healed amount<text:line-break/>Lvl2: Recover X endurance. Start bleeding for 75% of healed amount</text:span></text:p>
      <text:p text:style-name="P8"><text:span text:style-name="T10">Lvl3: </text:span><text:span text:style-name="T11">Recover X endurance. Start bleeding for 75% of healed amount</text:span></text:p>
      <text:p text:style-name="P8"><text:span text:style-name="T10">Lvl4:</text:span><text:span text:style-name="T11"> Recover X endurance. Start bleeding for 70% of healed amount</text:span></text:p>
      <text:p text:style-name="P14">Lvl5: Recover X endurance. Start bleeding for 65% of healed amount</text:p>
      <text:p text:style-name="P2"/>
      <text:p text:style-name="P4">Healing <text:span text:style-name="T44">rituals:<text:line-break/><text:line-break/></text:span><text:span text:style-name="T29">Hallowed Ground (</text:span><text:span text:style-name="T45">divine)</text:span></text:p>
      <text:p text:style-name="P28" loext:marker-style-name="T10"><text:span text:style-name="T10">Lvl1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15% of its max endurance as damage</text:span><text:span text:style-name="T10">. Misshap: </text:span><text:span text:style-name="T12">Summon weak undead</text:span><text:span text:style-name="T10"><text:line-break/>Lvl2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30% of its max endurance as damage</text:span><text:span text:style-name="T10">. Misshap: </text:span><text:span text:style-name="T12">Summon weak undead</text:span><text:span text:style-name="T10"><text:line-break/>Lvl3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45% of its max endurance as damage and is stunned</text:span><text:span text:style-name="T10">. Misshap: </text:span><text:span text:style-name="T12">Summon weak undead</text:span><text:span text:style-name="T10"><text:line-break/>Lvl4: <text:s/>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60% of its max endurance as damage and is stunned</text:span><text:span text:style-name="T10">. Misshap: </text:span><text:span text:style-name="T12">Summon weak undead</text:span></text:p>
      <text:p text:style-name="P28" loext:marker-style-name="T1"><text:span text:style-name="T10">Lvl5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dies</text:span><text:span text:style-name="T10">. Misshap: </text:span><text:span text:style-name="T12">Summon weak undead</text:span><text:span text:style-name="T10"><text:line-break/></text:span></text:p>
      <text:p text:style-name="P37" loext:marker-style-name="T1"><text:span text:style-name="T10">Regen</text:span><text:span text:style-name="T14">e</text:span><text:span text:style-name="T10">rate (</text:span><text:span text:style-name="T3">divine)</text:span></text:p>
      <text:p text:style-name="P28" loext:marker-style-name="T10"><text:span text:style-name="T10">Lvl1: </text:span><text:span text:style-name="T12">Recover 4 endurance per hour</text:span><text:span text:style-name="T10">. </text:span><text:span text:style-name="T12">Lasts 4 hours.</text:span><text:span text:style-name="T10"> Misshap: </text:span><text:span text:style-name="T12">Worsen an afflicted limb</text:span><text:span text:style-name="T10"><text:line-break/>Lvl2: </text:span><text:span text:style-name="T12">Recover 4 endurance per hour. Lasts 6 hours. Misshap: Worsen an afflicted limb</text:span><text:span text:style-name="T10"><text:line-break/>Lvl3: </text:span><text:span text:style-name="T12">Recover 5 endurance per hour. Lasts 8 hours. Misshap: Worsen an afflicted limb</text:span><text:span text:style-name="T10"><text:line-break/>Lvl4: </text:span><text:span text:style-name="T12">Recover 6 endurance per hour. Lasts 8 hours. Misshap: Worsen an afflicted limb</text:span></text:p>
      <text:p text:style-name="P28" loext:marker-style-name="T1"><text:span text:style-name="T10">Lvl5:</text:span><text:span text:style-name="T12"> Recover 7 endurance per hour. Lasts 8 hours. Misshap: Worsen an afflicted limb</text:span></text:p>
      <text:p text:style-name="P28" loext:marker-style-name="T1"><text:span text:style-name="T12"/></text:p>
      <text:p text:style-name="P37" loext:marker-style-name="T1"><text:span text:style-name="T10">Safe Refuge (</text:span><text:span text:style-name="T3">nature)</text:span></text:p>
      <text:p text:style-name="P28" loext:marker-style-name="T10"><text:span text:style-name="T10">Lvl1: </text:span><text:span text:style-name="T12">Resting is 20% more effective.</text:span><text:span text:style-name="T10"> Misshap: </text:span><text:span text:style-name="T12">Resting is 10% less effective</text:span><text:span text:style-name="T10"><text:line-break/>Lvl2: </text:span><text:span text:style-name="T12">Resting is 25% more effective. Misshap: Resting is 10% less effective</text:span><text:span text:style-name="T10"><text:line-break/>Lvl3: </text:span><text:span text:style-name="T12">Resting is 30% more effective and body parts can’t worsen. Misshap: Resting is 10% less effective</text:span><text:span text:style-name="T10"><text:line-break/>Lvl4:</text:span><text:span text:style-name="T12"> Resting is 35% more effective and body parts can’t worsen. Misshap: Resting is 10% less </text:span><text:soft-page-break/><text:span text:style-name="T12">effective</text:span></text:p>
      <text:p text:style-name="P28" loext:marker-style-name="T1"><text:span text:style-name="T10">Lvl5:</text:span><text:span text:style-name="T12"> Resting is 40% more effective and body parts can’t worsen. Misshap: Resting is 10% less effective</text:span></text:p>
      <text:p text:style-name="P28" loext:marker-style-name="T1"><text:span text:style-name="T12"/></text:p>
      <text:p text:style-name="P38" loext:marker-style-name="T1"><text:span text:style-name="T12">R</text:span><text:span text:style-name="T10">ecreate Limbs (</text:span><text:span text:style-name="T3">eldritch)</text:span></text:p>
      <text:p text:style-name="P29" loext:marker-style-name="T10"><text:span text:style-name="T10">Lvl1: </text:span><text:span text:style-name="T13">Nothing happens</text:span><text:span text:style-name="T12">.</text:span><text:span text:style-name="T10"> Misshap: </text:span><text:span text:style-name="T13">Recover a destroyed limb as a </text:span><text:span text:style-name="T5">misshapen one</text:span><text:span text:style-name="T10"><text:line-break/>Lvl2: </text:span><text:span text:style-name="T13">Nothing happens</text:span><text:span text:style-name="T12">. Misshap: </text:span><text:span text:style-name="T13">Recover a destroyed limb as a </text:span><text:span text:style-name="T5">misshapen one</text:span><text:span text:style-name="T10"><text:line-break/>Lvl3: </text:span><text:span text:style-name="T13">Recover a destroyed limb.</text:span><text:span text:style-name="T12"> Misshap: </text:span><text:span text:style-name="T13">Recover a destroyed limb as a </text:span><text:span text:style-name="T5">misshapen one</text:span><text:span text:style-name="T10"><text:line-break/>Lvl4:</text:span><text:span text:style-name="T12"> </text:span><text:span text:style-name="T13">Recover up to 2 destroyed limbs.</text:span><text:span text:style-name="T12"> Misshap: </text:span><text:span text:style-name="T13">Recover a destroyed limb as a </text:span><text:span text:style-name="T5">misshapen one</text:span></text:p>
      <text:p text:style-name="P29" loext:marker-style-name="T1"><text:span text:style-name="T12">Lvl5: </text:span><text:span text:style-name="T13">Recover all destroyed limbs.</text:span><text:span text:style-name="T12"> Misshap: </text:span><text:span text:style-name="T13">Recover a destroyed limb as a </text:span><text:span text:style-name="T5">misshapen one</text:span></text:p>
      <text:p text:style-name="P29" loext:marker-style-name="T1"><text:span text:style-name="T12"/></text:p>
      <text:p text:style-name="P9"><text:span text:style-name="T34">Psionic </text:span><text:span text:style-name="T35">spells</text:span><text:span text:style-name="T33">:</text:span><text:span text:style-name="T31"><text:line-break/></text:span></text:p>
      <text:p text:style-name="P9"><text:span text:style-name="T15">Mind Needle</text:span><text:span text:style-name="T10"> (</text:span><text:span text:style-name="T6">arcane</text:span><text:span text:style-name="T2">)</text:span></text:p>
      <text:p text:style-name="P30" loext:marker-style-name="T10"><text:span text:style-name="T10">Lvl1: </text:span><text:span text:style-name="T15">Deal X damage of the type the enemy is more vulnerable </text:span><text:span text:style-name="T10"><text:line-break/>Lvl2: </text:span><text:span text:style-name="T15">Deal X damage of the type the enemy is more vulnerable </text:span></text:p>
      <text:p text:style-name="P30" loext:marker-style-name="T10"><text:span text:style-name="T10">Lvl3: </text:span><text:span text:style-name="T15">Deal X damage of the type the enemy is more vulnerable and reduce their resistance to it by 5%</text:span></text:p>
      <text:p text:style-name="P30" loext:marker-style-name="T10"><text:span text:style-name="T10">Lvl4: </text:span><text:span text:style-name="T15">Deal X damage of the type the enemy is more vulnerable and reduce their resistance to it by 8%</text:span></text:p>
      <text:p text:style-name="P9"><text:span text:style-name="T10">Lvl5: </text:span><text:span text:style-name="T15">Deal X damage of the type the enemy is more vulnerable and reduce their resistance to it by 10%</text:span></text:p>
      <text:p text:style-name="P9"><text:span text:style-name="T31"/></text:p>
      <text:p text:style-name="P11"><text:span text:style-name="T31">Incapacitate (</text:span><text:span text:style-name="T38">arcane)</text:span></text:p>
      <text:p text:style-name="P30" loext:marker-style-name="T10"><text:span text:style-name="T10">Lvl1: </text:span><text:span text:style-name="T15">Set a random affliction from Blind, Silence, Clumsy, Overcharge or Restrain </text:span><text:span text:style-name="T10"><text:line-break/>Lvl2: </text:span><text:span text:style-name="T15">Set a random affliction from Blind, Silence, Clumsy, Overcharge, Restrain or Stun</text:span></text:p>
      <text:p text:style-name="P30" loext:marker-style-name="T10"><text:span text:style-name="T10">Lvl3: </text:span><text:span text:style-name="T15">Set 2 random afflictions from Blind, Silence, Clumsy, Overcharge, Restrain or Stun</text:span></text:p>
      <text:p text:style-name="P30" loext:marker-style-name="T10"><text:span text:style-name="T10">Lvl4: </text:span><text:span text:style-name="T15">Set 3 random afflictions from Blind, Silence, Clumsy, Overcharge, Restrain or Stun</text:span></text:p>
      <text:p text:style-name="P15">Lvl5: Set 4 random afflictions from Blind, Silence, Clumsy, Overcharge, Restrain or Stun</text:p>
      <text:p text:style-name="P9"><text:span text:style-name="T15"/></text:p>
      <text:p text:style-name="P9"><text:span text:style-name="T15">Dominate</text:span><text:span text:style-name="T10"> (</text:span><text:span text:style-name="T6">eldritch</text:span><text:span text:style-name="T2">)</text:span></text:p>
      <text:p text:style-name="P30" loext:marker-style-name="T10"><text:span text:style-name="T10">Lvl1: </text:span><text:span text:style-name="T15">Use the last spell or skill your enemy used against them</text:span><text:span text:style-name="T10"><text:line-break/>Lvl2: </text:span><text:span text:style-name="T15">Use the last spell or skill your enemy used against them, 5% chance to seal it</text:span></text:p>
      <text:p text:style-name="P30" loext:marker-style-name="T10"><text:span text:style-name="T10">Lvl3: </text:span><text:span text:style-name="T15">Use the last spell or skill your enemy used against them, 20% chance to seal it</text:span></text:p>
      <text:p text:style-name="P30" loext:marker-style-name="T10"><text:span text:style-name="T10">Lvl4: </text:span><text:span text:style-name="T15">Use the last spell or skill your enemy used against them, 30% chance to seal it</text:span></text:p>
      <text:p text:style-name="P9"><text:span text:style-name="T10">Lvl5: </text:span><text:span text:style-name="T15">Use the last spell or skill your enemy used against them, 40% chance to seal it</text:span></text:p>
      <text:p text:style-name="P9"><text:span text:style-name="T31"/></text:p>
      <text:p text:style-name="P11"><text:span text:style-name="T31">Ravage mind (</text:span><text:span text:style-name="T38">eldritch)<text:line-break/></text:span><text:span text:style-name="T31">Lvl1: </text:span><text:span text:style-name="T40">Deal X damage. If the enemy attacks next turn, they take 10% of the damage dealt back as thorns</text:span></text:p>
      <text:p text:style-name="P10"><text:span text:style-name="T32">Lvl</text:span><text:span text:style-name="T40">2</text:span><text:span text:style-name="T32">: </text:span><text:span text:style-name="T40">Deal X damage. If the enemy attacks next turn, they take 10% of the damage dealt back as thorns</text:span></text:p>
      <text:p text:style-name="P10"><text:span text:style-name="T32">Lvl</text:span><text:span text:style-name="T40">3</text:span><text:span text:style-name="T32">: </text:span><text:span text:style-name="T40">Deal X damage. If the enemy attacks next turn, they take 15% of the damage dealt back as thorns</text:span></text:p>
      <text:p text:style-name="P10"><text:span text:style-name="T32">Lvl</text:span><text:span text:style-name="T40">4</text:span><text:span text:style-name="T32">: </text:span><text:span text:style-name="T40">Deal X damage. If the enemy attacks next turn, they take 20% of the damage dealt back as thorns</text:span></text:p>
      <text:p text:style-name="P10"><text:span text:style-name="T32">Lvl</text:span><text:span text:style-name="T40">5</text:span><text:span text:style-name="T32">: </text:span><text:span text:style-name="T40">Deal X damage. If the enemy attacks next turn, they take 25% of the damage dealt back as thorns</text:span></text:p>
      <text:p text:style-name="P10"><text:span text:style-name="T40"/></text:p>
      <text:p text:style-name="P10"><text:span text:style-name="T34">Psionic </text:span><text:span text:style-name="T35">rituals:</text:span></text:p>
      <text:p text:style-name="P10"><text:span text:style-name="T35"/></text:p>
      <text:p text:style-name="P5"><text:soft-page-break/><text:span text:style-name="T30">Mirror Image</text:span><text:span text:style-name="T29"> (</text:span><text:span text:style-name="T46">arcane</text:span><text:span text:style-name="T45">)</text:span></text:p>
      <text:p text:style-name="P17" loext:marker-style-name="T10"><text:span text:style-name="T10">Lvl1: </text:span><text:span text:style-name="T16">Create illusions of you to confuse attackers</text:span><text:span text:style-name="T10">. </text:span><text:span text:style-name="T16">The next attack that hits you misses. Lasts 8 hours.</text:span><text:span text:style-name="T10"> Misshap: </text:span><text:span text:style-name="T16">Take X damage</text:span><text:span text:style-name="T10"><text:line-break/>Lvl2: </text:span><text:span text:style-name="T16">Create illusions of you to confuse attackers. The next attack that hits you misses. Lasts 12 hours. Misshap: Take X damage</text:span><text:span text:style-name="T10"><text:line-break/>Lvl3: </text:span><text:span text:style-name="T16">Create illusions of you to confuse attackers. The next two attacks that hit you miss. Lasts 12 hours. Misshap: Take X damage</text:span><text:span text:style-name="T10"><text:line-break/>Lvl4: </text:span><text:span text:style-name="T16">Create illusions of you to confuse attackers. The next three attacks that hit you miss. Lasts 12 hours. Misshap: Take X damage</text:span></text:p>
      <text:p text:style-name="P17" loext:marker-style-name="T1"><text:span text:style-name="T10">Lvl5: </text:span><text:span text:style-name="T12"><text:s/></text:span><text:span text:style-name="T16">Create illusions of you to confuse attackers. The next four attacks that hit you miss. Lasts 12 hours. Misshap: Take X damage</text:span></text:p>
      <text:p text:style-name="P10"><text:span text:style-name="T40"/></text:p>
      <text:p text:style-name="P5"><text:span text:style-name="T30">Conceal</text:span><text:span text:style-name="T29"> (</text:span><text:span text:style-name="T46">arcane</text:span><text:span text:style-name="T45">)</text:span></text:p>
      <text:p text:style-name="P17" loext:marker-style-name="T10"><text:span text:style-name="T10">Lvl1: 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3</text:span><text:span text:style-name="T10"> hours. Misshap: Call enemy to your location<text:line-break/>Lvl2: 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4</text:span><text:span text:style-name="T10"> hours. Misshap: Call enemy to your location<text:line-break/>Lvl3: 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5</text:span><text:span text:style-name="T10"> hours. Misshap: Call enemy to your location<text:line-break/>Lvl4: <text:s/>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6</text:span><text:span text:style-name="T10"> hours. Misshap: Call enemy to your location</text:span></text:p>
      <text:p text:style-name="P16">Lvl5: Hide your camp, reducing chance of ambushes. If you are ambushed, you always go first. Lasts 8 hours. Misshap: Call enemy to your location</text:p>
      <text:p text:style-name="P17"><text:span text:style-name="T23"/></text:p>
      <text:p text:style-name="P19"><text:span text:style-name="T22">Face of Horror (</text:span><text:span text:style-name="T8">Eldritch</text:span><text:span text:style-name="T22">)</text:span></text:p>
      <text:p text:style-name="P17" loext:marker-style-name="T10"><text:span text:style-name="T10">Lvl1: </text:span><text:span text:style-name="T16">Transform your face into a hideous form</text:span><text:span text:style-name="T10">. </text:span><text:span text:style-name="T16">Enemies that attack you have a 30% chance of being blinded.</text:span><text:span text:style-name="T10"> Misshap: </text:span><text:span text:style-name="T16">Blind yourself</text:span><text:span text:style-name="T10"><text:line-break/>Lvl2: </text:span><text:span text:style-name="T16">Transform your face into a hideous form</text:span><text:span text:style-name="T10">. </text:span><text:span text:style-name="T16">Enemies that attack you have a 35% chance of being blinded.</text:span><text:span text:style-name="T10"> Misshap: </text:span><text:span text:style-name="T16">Blind yourself</text:span><text:span text:style-name="T10"><text:line-break/>Lvl3: </text:span><text:span text:style-name="T16">Transform your face into a hideous form</text:span><text:span text:style-name="T10">. </text:span><text:span text:style-name="T16">Enemies that attack you have a 40% chance of being blinded and neutralized.</text:span><text:span text:style-name="T10"> Misshap: </text:span><text:span text:style-name="T16">Blind yourself</text:span><text:span text:style-name="T10"><text:line-break/>Lvl</text:span><text:span text:style-name="T17">4</text:span><text:span text:style-name="T10">: </text:span><text:span text:style-name="T16">Transform your face into a hideous form</text:span><text:span text:style-name="T10">. </text:span><text:span text:style-name="T16">Enemies that attack you have a 45% chance of being blinded and neutralized.</text:span><text:span text:style-name="T10"> Misshap: </text:span><text:span text:style-name="T16">Blind yourself</text:span></text:p>
      <text:p text:style-name="P17" loext:marker-style-name="T10"><text:span text:style-name="T23">Lvl</text:span><text:span text:style-name="T24">5</text:span><text:span text:style-name="T23">: Transform your face into a hideous form. Enemies that attack you have a </text:span><text:span text:style-name="T24">5</text:span><text:span text:style-name="T23">0% chance of being blinded and neutralized. Misshap: Blind yourself</text:span></text:p>
      <text:p text:style-name="P17"><text:span text:style-name="T23"/></text:p>
      <text:p text:style-name="P20"><text:span text:style-name="T24">From Beyond</text:span><text:span text:style-name="T22"> (</text:span><text:span text:style-name="T8">Eldritch</text:span><text:span text:style-name="T22">)</text:span></text:p>
      <text:p text:style-name="P32" loext:marker-style-name="T10"><text:span text:style-name="T10">Lvl1: </text:span><text:span text:style-name="T17">Permanently modify yourself in unknowable ways (Can increase or reduce ANY stat permanently. At higher levels, the odds and amount of good results increase)</text:span><text:span text:style-name="T10"><text:line-break/></text:span></text:p>
      <text:p text:style-name="P17"><text:span text:style-name="T23"/></text:p>
      <text:p text:style-name="P17"><text:span text:style-name="T41"><text:line-break/></text:span><text:span text:style-name="T36">Transmutation </text:span><text:span text:style-name="T37">spells</text:span><text:span text:style-name="T36">:</text:span></text:p>
      <text:p text:style-name="P17"><text:span text:style-name="T36"/></text:p>
      <text:p text:style-name="P23"><text:span text:style-name="T36"/></text:p>
      <text:p text:style-name="P12"><text:span text:style-name="T43">Explosive armor</text:span><text:span text:style-name="T42"> (</text:span><text:span text:style-name="T39">arcane</text:span><text:span text:style-name="T42">)<text:line-break/>Lvl1: </text:span><text:span text:style-name="T43">Deal X damage plus 3% extra per every point of armor you have</text:span></text:p>
      <text:p text:style-name="P12"><text:span text:style-name="T42">Lvl</text:span><text:span text:style-name="T43">2</text:span><text:span text:style-name="T42">: </text:span><text:span text:style-name="T43">Deal X damage plus 3% extra per every point of armor you have</text:span></text:p>
      <text:p text:style-name="P12"><text:span text:style-name="T42">Lvl</text:span><text:span text:style-name="T43">3</text:span><text:span text:style-name="T42">: </text:span><text:span text:style-name="T43">Deal X damage plus 4% extra per every point of armor you have</text:span></text:p>
      <text:p text:style-name="P12"><text:soft-page-break/><text:span text:style-name="T42">Lvl</text:span><text:span text:style-name="T43">4</text:span><text:span text:style-name="T42">: </text:span><text:span text:style-name="T43">Deal X damage plus 5% extra per every point of armor you have</text:span></text:p>
      <text:p text:style-name="P12"><text:span text:style-name="T42">Lvl</text:span><text:span text:style-name="T43">5</text:span><text:span text:style-name="T42">: </text:span><text:span text:style-name="T43">Deal X damage plus 6% extra per every point of armor you have</text:span></text:p>
      <text:p text:style-name="P12"><text:span text:style-name="T37"/></text:p>
      <text:p text:style-name="P12"><text:span text:style-name="T37"/></text:p>
      <text:p text:style-name="P12"><text:span text:style-name="T43">Acid Blood</text:span><text:span text:style-name="T42"> (</text:span><text:span text:style-name="T39">infernal</text:span><text:span text:style-name="T42">)<text:line-break/>Lvl1: </text:span><text:span text:style-name="T40">Deal X damage </text:span><text:span text:style-name="T43">with a 40% chance to poison</text:span></text:p>
      <text:p text:style-name="P12"><text:span text:style-name="T42">Lvl</text:span><text:span text:style-name="T43">2</text:span><text:span text:style-name="T42">: </text:span><text:span text:style-name="T40">Deal X damage </text:span><text:span text:style-name="T43">with a 40% chance to poison</text:span></text:p>
      <text:p text:style-name="P12"><text:span text:style-name="T42">Lvl</text:span><text:span text:style-name="T43">3</text:span><text:span text:style-name="T42">: </text:span><text:span text:style-name="T40">Deal X damage </text:span><text:span text:style-name="T43">with a 45% chance to poison</text:span></text:p>
      <text:p text:style-name="P12"><text:span text:style-name="T42">Lvl</text:span><text:span text:style-name="T43">4</text:span><text:span text:style-name="T42">: </text:span><text:span text:style-name="T40">Deal X damage </text:span><text:span text:style-name="T43">with a 50% chance to poison</text:span></text:p>
      <text:p text:style-name="P12"><text:span text:style-name="T42">Lvl</text:span><text:span text:style-name="T43">5</text:span><text:span text:style-name="T42">: </text:span><text:span text:style-name="T40">Deal X damage </text:span><text:span text:style-name="T43">with a 55% chance to poison</text:span></text:p>
      <text:p text:style-name="P12"><text:span text:style-name="T43"/></text:p>
      <text:p text:style-name="P12"><text:span text:style-name="T43"/></text:p>
      <text:p text:style-name="P13"><text:span text:style-name="T31">Metamorph (</text:span><text:span text:style-name="T38">eldritch)<text:line-break/></text:span><text:span text:style-name="T31">Lvl1: Copy the last skill or spell used by the enemy. Until end of combat, this spell becomes it.</text:span></text:p>
      <text:p text:style-name="P39">Lvl2: Copy the last skill or spell used by the enemy. Until end of combat, this spell becomes it with 10% extra damage.</text:p>
      <text:p text:style-name="P39">Lvl3: Copy the last skill or spell used by the enemy. Until end of combat, this spell becomes it with 15% extra damage.</text:p>
      <text:p text:style-name="P39">Lvl4: Copy the last skill or spell used by the enemy. Until end of combat, this spell becomes it with 20% extra damage.</text:p>
      <text:p text:style-name="P39">Lvl5: Copy the last skill or spell used by the enemy. Until end of combat, this spell becomes it with 25% extra damage.</text:p>
      <text:p text:style-name="P13"><text:span text:style-name="T31"/></text:p>
      <text:p text:style-name="P13"><text:span text:style-name="T31"/></text:p>
      <text:p text:style-name="P18"><text:span text:style-name="T36">Transmutation </text:span><text:span text:style-name="T37">rituals</text:span><text:span text:style-name="T36">:</text:span></text:p>
      <text:p text:style-name="P18"><text:span text:style-name="T36"/></text:p>
      <text:p text:style-name="P21"><text:span text:style-name="T25">Transmute</text:span><text:span text:style-name="T22"> (</text:span><text:span text:style-name="T9">arcane</text:span><text:span text:style-name="T22">)</text:span></text:p>
      <text:p text:style-name="P33" loext:marker-style-name="T10"><text:span text:style-name="T10">Lvl1: </text:span><text:span text:style-name="T18">Convert an item into gold equal to its value</text:span><text:span text:style-name="T16">.</text:span><text:span text:style-name="T10"> Misshap: </text:span><text:span text:style-name="T18">Into lead instead</text:span><text:span text:style-name="T10"><text:line-break/>Lvl2: </text:span><text:span text:style-name="T18">Convert an item into gold equal to 105% of its value</text:span><text:span text:style-name="T16">.</text:span><text:span text:style-name="T18"> Misshap: Into lead instead</text:span><text:span text:style-name="T10"><text:line-break/>Lvl3: </text:span><text:span text:style-name="T18">Convert an item into gold equal to 110% of its value</text:span><text:span text:style-name="T16">.</text:span><text:span text:style-name="T18"> Misshap: Into lead instead</text:span><text:span text:style-name="T10"><text:line-break/>Lvl</text:span><text:span text:style-name="T17">4</text:span><text:span text:style-name="T10">: </text:span><text:span text:style-name="T19">C</text:span><text:span text:style-name="T18">onvert an item into gold equal to 11</text:span><text:span text:style-name="T19">5</text:span><text:span text:style-name="T18">% of its value</text:span><text:span text:style-name="T16">.</text:span><text:span text:style-name="T18"> Misshap: Into lead instead</text:span></text:p>
      <text:p text:style-name="P33" loext:marker-style-name="T10"><text:span text:style-name="T23">Lvl</text:span><text:span text:style-name="T24">5</text:span><text:span text:style-name="T23">: </text:span><text:span text:style-name="T26">C</text:span><text:span text:style-name="T25">onvert an item into gold equal to 1</text:span><text:span text:style-name="T26">2</text:span><text:span text:style-name="T25">0% of its value</text:span><text:span text:style-name="T23">.</text:span><text:span text:style-name="T25"> Misshap: Into lead instead</text:span></text:p>
      <text:p text:style-name="P18"><text:span text:style-name="T36"/></text:p>
      <text:p text:style-name="P21"><text:span text:style-name="T25">Chameleon Skin</text:span><text:span text:style-name="T22"> (</text:span><text:span text:style-name="T9">nature</text:span><text:span text:style-name="T22">)</text:span></text:p>
      <text:p text:style-name="P18" loext:marker-style-name="T10"><text:span text:style-name="T10">Lvl1: </text:span><text:span text:style-name="T18">Gain 10% resistance to all elements</text:span><text:span text:style-name="T16">.</text:span><text:span text:style-name="T10"> Misshap: </text:span><text:span text:style-name="T18">Lose it instead</text:span><text:span text:style-name="T10"><text:line-break/>Lvl2: </text:span><text:span text:style-name="T18">Gain 15% resistance to all elements</text:span><text:span text:style-name="T16">. Misshap: </text:span><text:span text:style-name="T18">Lose it instead</text:span><text:span text:style-name="T10"><text:line-break/>Lvl3: </text:span><text:span text:style-name="T18">Gain 20% resistance to all elements</text:span><text:span text:style-name="T16">. Misshap: </text:span><text:span text:style-name="T18">Lose it instead</text:span><text:span text:style-name="T10"><text:line-break/>Lvl</text:span><text:span text:style-name="T17">4</text:span><text:span text:style-name="T10">: </text:span><text:span text:style-name="T18">Gain 25% resistance to all elements</text:span><text:span text:style-name="T16">. Misshap: </text:span><text:span text:style-name="T18">Lose it instead</text:span></text:p>
      <text:p text:style-name="P18" loext:marker-style-name="T10"><text:span text:style-name="T23">Lvl</text:span><text:span text:style-name="T24">5</text:span><text:span text:style-name="T23">: </text:span><text:span text:style-name="T25">Gain 30% resistance to all elements</text:span><text:span text:style-name="T23">. Misshap: </text:span><text:span text:style-name="T25">Lose it instead</text:span></text:p>
      <text:p text:style-name="P18" loext:marker-style-name="T10"><text:span text:style-name="T25"/></text:p>
      <text:p text:style-name="P33" loext:marker-style-name="T2"><text:span text:style-name="T19">Crystal</text:span><text:span text:style-name="T10"> Aegis (</text:span><text:span text:style-name="T2">arcane)</text:span></text:p>
      <text:p text:style-name="P33" loext:marker-style-name="T10"><text:span text:style-name="T10">Lvl1: Cover yourself with </text:span><text:span text:style-name="T19">hard brittle crystal that reduces the next instance of damage you take by 20</text:span><text:span text:style-name="T10">. Only one aegis can be active at a time. Lasts until the next rest. Mishap: Reduce your armor</text:span></text:p>
      <text:p text:style-name="P33" loext:marker-style-name="T10"><text:span text:style-name="T10">Lvl</text:span><text:span text:style-name="T20">2</text:span><text:span text:style-name="T10">: Cover yourself with </text:span><text:span text:style-name="T19">hard brittle crystal that reduces the next instance of damage you take by 23</text:span><text:span text:style-name="T10">. Only one aegis can be active at a time. Lasts until the next rest. Mishap: Reduce your armor</text:span></text:p>
      <text:p text:style-name="P33" loext:marker-style-name="T10"><text:span text:style-name="T10">Lvl3: Cover yourself with </text:span><text:span text:style-name="T19">hard brittle crystal that reduces the next 2 instances of damage you take by 25</text:span><text:span text:style-name="T10">. Only one aegis can be active at a time. Lasts until the next rest. Mishap: Reduce your armor</text:span></text:p>
      <text:p text:style-name="P33" loext:marker-style-name="T10"><text:span text:style-name="T10">Lvl4: Cover yourself with </text:span><text:span text:style-name="T19">hard brittle crystal that reduces the next 3 instances of damage you take by 28</text:span><text:span text:style-name="T10">. Only one aegis can be active at a time. Lasts until the next rest. Mishap: Reduce your armor</text:span></text:p>
      <text:p text:style-name="P33" loext:marker-style-name="T2"><text:soft-page-break/><text:span text:style-name="T25">Lvl5: Cover yourself with </text:span><text:span text:style-name="T26">hard brittle crystal that reduces the next 4 instances of damage you take by 30</text:span><text:span text:style-name="T25">. Only one aegis can be active at a time. Lasts until the next rest. Mishap: Reduce your armor</text:span></text:p>
      <text:p text:style-name="P33" loext:marker-style-name="T2"><text:span text:style-name="T25"/></text:p>
      <text:p text:style-name="P33" loext:marker-style-name="T2"><text:span text:style-name="T25"/></text:p>
      <text:p text:style-name="P22"><text:span text:style-name="T26">Reforge</text:span><text:span text:style-name="T22"> (</text:span><text:span text:style-name="T9">arcane</text:span><text:span text:style-name="T22">)</text:span></text:p>
      <text:p text:style-name="P33" loext:marker-style-name="T10"><text:span text:style-name="T10">Lvl1: </text:span><text:span text:style-name="T18">Convert an item’</text:span><text:span text:style-name="T19">s</text:span><text:span text:style-name="T18"> </text:span><text:span text:style-name="T19">base type into a different one of the same family. 20% chance of removing enchantments</text:span><text:span text:style-name="T16">.</text:span><text:span text:style-name="T10"> Misshap: </text:span><text:span text:style-name="T19">Destroy it instead</text:span><text:span text:style-name="T10"><text:line-break/>Lvl2: </text:span><text:span text:style-name="T18">Convert an item’</text:span><text:span text:style-name="T19">s</text:span><text:span text:style-name="T18"> </text:span><text:span text:style-name="T19">base type into a different one of the same family. 15% chance of removing enchantments</text:span><text:span text:style-name="T16">.</text:span><text:span text:style-name="T18"> Misshap: </text:span><text:span text:style-name="T19">Destroy it instead</text:span><text:span text:style-name="T10"><text:line-break/>Lvl3: </text:span><text:span text:style-name="T18">Convert an item’</text:span><text:span text:style-name="T19">s</text:span><text:span text:style-name="T18"> </text:span><text:span text:style-name="T19">base type into a different one of the same family. 10% chance of removing enchantments</text:span><text:span text:style-name="T16">.</text:span><text:span text:style-name="T18"> Misshap: </text:span><text:span text:style-name="T19">Destroy it instead</text:span><text:span text:style-name="T10"><text:line-break/>Lvl</text:span><text:span text:style-name="T17">4</text:span><text:span text:style-name="T10">: </text:span><text:span text:style-name="T18"><text:s/>Convert an item’</text:span><text:span text:style-name="T19">s</text:span><text:span text:style-name="T18"> </text:span><text:span text:style-name="T19">base type into a different one of the same family. 5% chance of removing enchantments</text:span><text:span text:style-name="T16">.</text:span><text:span text:style-name="T18"> Misshap: </text:span><text:span text:style-name="T19">Destroy it instead</text:span></text:p>
      <text:p text:style-name="P33" loext:marker-style-name="T10"><text:span text:style-name="T23">Lvl</text:span><text:span text:style-name="T24">5</text:span><text:span text:style-name="T23">: </text:span><text:span text:style-name="T25"><text:s/>Convert an item’</text:span><text:span text:style-name="T26">s</text:span><text:span text:style-name="T25"> </text:span><text:span text:style-name="T26">base type into a different one of the same family.</text:span><text:span text:style-name="T25"> Misshap: </text:span><text:span text:style-name="T26">Destroy it instea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4T20:52:54.432000000</dc:date>
    <meta:editing-duration>PT1H43M13S</meta:editing-duration>
    <meta:editing-cycles>6</meta:editing-cycles>
    <meta:generator>LibreOffice/24.2.2.2$Windows_X86_64 LibreOffice_project/d56cc158d8a96260b836f100ef4b4ef25d6f1a01</meta:generator>
    <meta:document-statistic meta:table-count="0" meta:image-count="0" meta:object-count="0" meta:page-count="15" meta:paragraph-count="243" meta:word-count="6749" meta:character-count="38321" meta:non-whitespace-character-count="31785"/>
  </office:meta>
</office:document-meta>
</file>